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textarea-vertical-align="middle" fo:min-height="1.763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5" style:family="graphic" style:parent-style-name="standard">
      <style:graphic-properties draw:stroke="none" draw:fill="none" draw:textarea-vertical-align="middle" fo:min-height="2.081cm" fo:min-width="2.54cm" fo:padding-top="0.071cm" fo:padding-bottom="0.071cm" fo:padding-left="0.071cm" fo:padding-right="0.071cm"/>
    </style:style>
    <style:style style:name="gr6" style:family="graphic" style:parent-style-name="standard">
      <style:graphic-properties draw:stroke="none" draw:fill="none" draw:textarea-vertical-align="middle" fo:min-height="3.977cm" fo:min-width="2.54cm" fo:padding-top="0.071cm" fo:padding-bottom="0.071cm" fo:padding-left="0.071cm" fo:padding-right="0.071cm"/>
    </style:style>
    <style:style style:name="gr7" style:family="graphic" style:parent-style-name="standard">
      <style:graphic-properties draw:stroke="none" draw:fill="none" draw:textarea-vertical-align="middle" fo:min-height="2.407cm" fo:min-width="2.54cm" fo:padding-top="0.071cm" fo:padding-bottom="0.071cm" fo:padding-left="0.071cm" fo:padding-right="0.071cm"/>
    </style:style>
    <style:style style:name="gr8" style:family="graphic" style:parent-style-name="standard">
      <style:graphic-properties draw:stroke="none" draw:fill="none" draw:textarea-vertical-align="middle" fo:min-height="2.034cm" fo:min-width="2.54cm" fo:padding-top="0.071cm" fo:padding-bottom="0.071cm" fo:padding-left="0.071cm" fo:padding-right="0.071cm"/>
    </style:style>
    <style:style style:name="gr9" style:family="graphic" style:parent-style-name="standard">
      <style:graphic-properties draw:stroke="none" draw:fill="none" draw:textarea-vertical-align="middle" fo:min-height="1.979cm" fo:min-width="2.54cm" fo:padding-top="0.071cm" fo:padding-bottom="0.071cm" fo:padding-left="0.071cm" fo:padding-right="0.071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1" fo:font-size="8pt" style:font-name-asian="Arial1" style:font-size-asian="8pt" style:font-name-complex="Arial1" style:font-size-complex="8pt"/>
    </style:style>
    <style:style style:name="T2" style:family="text">
      <style:text-properties fo:color="#00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00000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T4" style:family="text">
      <style:text-properties fo:color="#000000"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T5" style:family="text">
      <style:text-properties fo:color="#000000" style:font-name="Arial1" fo:font-size="6pt" fo:font-style="italic" style:font-name-asian="Arial1" style:font-size-asian="6pt" style:font-style-asian="italic" style:font-name-complex="Arial1" style:font-size-complex="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g>
            <draw:polygon draw:style-name="gr1" draw:text-style-name="P1" draw:layer="layout" svg:width="2.54cm" svg:height="1.905cm" svg:x="25.304cm" svg:y="1.962cm" svg:viewBox="0 0 2541 1906" draw:points="0,1906 2541,1906 2541,0 0,0">
              <text:p/>
            </draw:polygon>
            <draw:polygon draw:style-name="gr2" draw:text-style-name="P2" draw:layer="layout" svg:width="2.54cm" svg:height="1.905cm" svg:x="25.304cm" svg:y="1.962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5.304cm" svg:y="1.962cm">
            <draw:text-box>
              <text:p text:style-name="P3"><text:span text:style-name="T1">Project Directory</text:span></text:p>
            </draw:text-box>
          </draw:frame>
        </draw:g>
        <draw:g>
          <draw:g>
            <draw:polygon draw:style-name="gr1" draw:text-style-name="P1" draw:layer="layout" svg:width="2.54cm" svg:height="1.905cm" svg:x="33.718cm" svg:y="8.352cm" svg:viewBox="0 0 2541 1906" draw:points="0,1906 2541,1906 2541,0 0,0">
              <text:p/>
            </draw:polygon>
            <draw:polygon draw:style-name="gr2" draw:text-style-name="P2" draw:layer="layout" svg:width="2.54cm" svg:height="1.905cm" svg:x="33.718cm" svg:y="8.352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33.718cm" svg:y="8.352cm">
            <draw:text-box>
              <text:p text:style-name="P3"><text:span text:style-name="T1">Summary_Tables</text:span></text:p>
            </draw:text-box>
          </draw:frame>
        </draw:g>
        <draw:g>
          <draw:g>
            <draw:polygon draw:style-name="gr1" draw:text-style-name="P1" draw:layer="layout" svg:width="2.54cm" svg:height="1.905cm" svg:x="23.876cm" svg:y="23.252cm" svg:viewBox="0 0 2541 1906" draw:points="0,1906 2541,1906 2541,0 0,0">
              <text:p/>
            </draw:polygon>
            <draw:polygon draw:style-name="gr2" draw:text-style-name="P2" draw:layer="layout" svg:width="2.54cm" svg:height="1.905cm" svg:x="23.876cm" svg:y="23.252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3.876cm" svg:y="23.252cm">
            <draw:text-box>
              <text:p text:style-name="P3"><text:span text:style-name="T1">Functional</text:span></text:p>
            </draw:text-box>
          </draw:frame>
        </draw:g>
        <draw:g>
          <draw:g>
            <draw:polygon draw:style-name="gr1" draw:text-style-name="P1" draw:layer="layout" svg:width="2.54cm" svg:height="1.905cm" svg:x="26.892cm" svg:y="23.252cm" svg:viewBox="0 0 2541 1906" draw:points="0,1906 2541,1906 2541,0 0,0">
              <text:p/>
            </draw:polygon>
            <draw:polygon draw:style-name="gr2" draw:text-style-name="P2" draw:layer="layout" svg:width="2.54cm" svg:height="1.905cm" svg:x="26.892cm" svg:y="23.252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6.892cm" svg:y="23.252cm">
            <draw:text-box>
              <text:p text:style-name="P3"><text:span text:style-name="T1">Taxonomic</text:span></text:p>
            </draw:text-box>
          </draw:frame>
        </draw:g>
        <draw:g>
          <draw:g>
            <draw:polygon draw:style-name="gr1" draw:text-style-name="P1" draw:layer="layout" svg:width="2.54cm" svg:height="1.905cm" svg:x="15.144cm" svg:y="4.82cm" svg:viewBox="0 0 2541 1906" draw:points="0,1906 2541,1906 2541,0 0,0">
              <text:p/>
            </draw:polygon>
            <draw:polygon draw:style-name="gr2" draw:text-style-name="P2" draw:layer="layout" svg:width="2.54cm" svg:height="1.905cm" svg:x="15.144cm" svg:y="4.82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5.144cm" svg:y="4.82cm">
            <draw:text-box>
              <text:p text:style-name="P3"><text:span text:style-name="T1">Metadata</text:span></text:p>
            </draw:text-box>
          </draw:frame>
        </draw:g>
        <draw:g>
          <draw:g>
            <draw:polygon draw:style-name="gr1" draw:text-style-name="P1" draw:layer="layout" svg:width="2.54cm" svg:height="1.905cm" svg:x="13.795cm" svg:y="8.312cm" svg:viewBox="0 0 2541 1906" draw:points="0,1906 2541,1906 2541,0 0,0">
              <text:p/>
            </draw:polygon>
            <draw:polygon draw:style-name="gr2" draw:text-style-name="P2" draw:layer="layout" svg:width="2.54cm" svg:height="1.905cm" svg:x="13.795cm" svg:y="8.312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3.795cm" svg:y="8.312cm">
            <draw:text-box>
              <text:p text:style-name="P3"><text:span text:style-name="T1">Originals</text:span></text:p>
              <text:p text:style-name="P3"><text:span text:style-name="T1">(.xlsx)</text:span></text:p>
            </draw:text-box>
          </draw:frame>
        </draw:g>
        <draw:g>
          <draw:g>
            <draw:polygon draw:style-name="gr1" draw:text-style-name="P1" draw:layer="layout" svg:width="2.54cm" svg:height="1.905cm" svg:x="16.811cm" svg:y="8.312cm" svg:viewBox="0 0 2541 1906" draw:points="0,1906 2541,1906 2541,0 0,0">
              <text:p/>
            </draw:polygon>
            <draw:polygon draw:style-name="gr2" draw:text-style-name="P2" draw:layer="layout" svg:width="2.54cm" svg:height="1.905cm" svg:x="16.811cm" svg:y="8.312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6.811cm" svg:y="8.312cm">
            <draw:text-box>
              <text:p text:style-name="P3"><text:span text:style-name="T1">Factor/Predictors Files</text:span></text:p>
              <text:p text:style-name="P3"><text:span text:style-name="T1">(.tsv)</text:span></text:p>
            </draw:text-box>
          </draw:frame>
        </draw:g>
        <draw:polyline draw:style-name="gr4" draw:text-style-name="P2" draw:layer="layout" svg:width="11.113cm" svg:height="0.992cm" svg:x="26.574cm" svg:y="3.867cm" svg:viewBox="0 0 11114 993" draw:points="11114,993 11114,317 0,317 0,0">
          <text:p/>
        </draw:polyline>
        <draw:polyline draw:style-name="gr4" draw:text-style-name="P2" draw:layer="layout" svg:width="10.16cm" svg:height="0.953cm" svg:x="16.414cm" svg:y="3.867cm" svg:viewBox="0 0 10161 954" draw:points="0,954 0,318 10161,318 10161,0">
          <text:p/>
        </draw:polyline>
        <draw:g>
          <draw:g>
            <draw:polygon draw:style-name="gr1" draw:text-style-name="P1" draw:layer="layout" svg:width="2.54cm" svg:height="1.905cm" svg:x="9.112cm" svg:y="4.82cm" svg:viewBox="0 0 2541 1906" draw:points="0,1906 2541,1906 2541,0 0,0">
              <text:p/>
            </draw:polygon>
            <draw:polygon draw:style-name="gr2" draw:text-style-name="P2" draw:layer="layout" svg:width="2.54cm" svg:height="1.905cm" svg:x="9.112cm" svg:y="4.82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9.112cm" svg:y="4.82cm">
            <draw:text-box>
              <text:p text:style-name="P3"><text:span text:style-name="T1">Sequencing</text:span></text:p>
            </draw:text-box>
          </draw:frame>
        </draw:g>
        <draw:polyline draw:style-name="gr4" draw:text-style-name="P2" draw:layer="layout" svg:width="16.193cm" svg:height="0.953cm" svg:x="10.382cm" svg:y="3.867cm" svg:viewBox="0 0 16194 954" draw:points="0,954 0,318 16194,318 16194,0">
          <text:p/>
        </draw:polyline>
        <draw:g>
          <draw:g>
            <draw:polygon draw:style-name="gr1" draw:text-style-name="P1" draw:layer="layout" svg:width="2.54cm" svg:height="1.905cm" svg:x="28.638cm" svg:y="14.662cm" svg:viewBox="0 0 2541 1906" draw:points="0,1906 2541,1906 2541,0 0,0">
              <text:p/>
            </draw:polygon>
            <draw:polygon draw:style-name="gr2" draw:text-style-name="P2" draw:layer="layout" svg:width="2.54cm" svg:height="1.905cm" svg:x="28.638cm" svg:y="14.662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8.638cm" svg:y="14.662cm">
            <draw:text-box>
              <text:p text:style-name="P3"><text:span text:style-name="T1">Annotation Based</text:span></text:p>
              <text:p text:style-name="P3"><text:span text:style-name="T1">{mRNA}/{DNA}</text:span></text:p>
            </draw:text-box>
          </draw:frame>
        </draw:g>
        <draw:g>
          <draw:g>
            <draw:polygon draw:style-name="gr1" draw:text-style-name="P1" draw:layer="layout" svg:width="2.54cm" svg:height="1.905cm" svg:x="31.813cm" svg:y="14.662cm" svg:viewBox="0 0 2541 1906" draw:points="0,1906 2541,1906 2541,0 0,0">
              <text:p/>
            </draw:polygon>
            <draw:polygon draw:style-name="gr2" draw:text-style-name="P2" draw:layer="layout" svg:width="2.54cm" svg:height="1.905cm" svg:x="31.813cm" svg:y="14.662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31.813cm" svg:y="14.662cm">
            <draw:text-box>
              <text:p text:style-name="P3"><text:span text:style-name="T1">16S</text:span></text:p>
            </draw:text-box>
          </draw:frame>
        </draw:g>
        <draw:polyline draw:style-name="gr4" draw:text-style-name="P2" draw:layer="layout" svg:width="1.349cm" svg:height="1.588cm" svg:x="15.065cm" svg:y="6.725cm" svg:viewBox="0 0 1350 1589" draw:points="0,1589 0,953 1350,953 1350,0">
          <text:p/>
        </draw:polyline>
        <draw:polyline draw:style-name="gr4" draw:text-style-name="P2" draw:layer="layout" svg:width="1.746cm" svg:height="1.129cm" svg:x="25.146cm" svg:y="22.124cm" svg:viewBox="0 0 1747 1130" draw:points="0,1130 0,494 1747,494 1747,0">
          <text:p/>
        </draw:polyline>
        <draw:polyline draw:style-name="gr4" draw:text-style-name="P2" draw:layer="layout" svg:width="1.27cm" svg:height="1.129cm" svg:x="26.892cm" svg:y="22.124cm" svg:viewBox="0 0 1271 1130" draw:points="1271,1130 1271,494 0,494 0,0">
          <text:p/>
        </draw:polyline>
        <draw:g>
          <draw:g>
            <draw:polygon draw:style-name="gr1" draw:text-style-name="P1" draw:layer="layout" svg:width="2.54cm" svg:height="1.905cm" svg:x="30.226cm" svg:y="17.52cm" svg:viewBox="0 0 2541 1906" draw:points="0,1906 2541,1906 2541,0 0,0">
              <text:p/>
            </draw:polygon>
            <draw:polygon draw:style-name="gr2" draw:text-style-name="P2" draw:layer="layout" svg:width="2.54cm" svg:height="1.905cm" svg:x="30.226cm" svg:y="17.52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30.226cm" svg:y="17.52cm">
            <draw:text-box>
              <text:p text:style-name="P3"><text:span text:style-name="T1">OTUs</text:span></text:p>
            </draw:text-box>
          </draw:frame>
        </draw:g>
        <draw:g>
          <draw:g>
            <draw:polygon draw:style-name="gr1" draw:text-style-name="P1" draw:layer="layout" svg:width="2.54cm" svg:height="1.905cm" svg:x="33.083cm" svg:y="17.52cm" svg:viewBox="0 0 2541 1906" draw:points="0,1906 2541,1906 2541,0 0,0">
              <text:p/>
            </draw:polygon>
            <draw:polygon draw:style-name="gr2" draw:text-style-name="P2" draw:layer="layout" svg:width="2.54cm" svg:height="1.905cm" svg:x="33.083cm" svg:y="17.52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33.083cm" svg:y="17.52cm">
            <draw:text-box>
              <text:p text:style-name="P3"><text:span text:style-name="T1">Taxonomic</text:span></text:p>
            </draw:text-box>
          </draw:frame>
        </draw:g>
        <draw:g>
          <draw:g>
            <draw:polygon draw:style-name="gr1" draw:text-style-name="P1" draw:layer="layout" svg:width="2.54cm" svg:height="2.223cm" svg:x="33.083cm" svg:y="20.06cm" svg:viewBox="0 0 2541 2224" draw:points="0,2224 2541,2224 2541,0 0,0">
              <text:p/>
            </draw:polygon>
            <draw:polygon draw:style-name="gr2" draw:text-style-name="P2" draw:layer="layout" svg:width="2.54cm" svg:height="2.223cm" svg:x="33.083cm" svg:y="20.06cm" svg:viewBox="0 0 2541 2224" draw:points="0,2224 2541,2224 2541,0 0,0">
              <text:p/>
            </draw:polygon>
          </draw:g>
          <draw:frame draw:style-name="gr5" draw:text-style-name="P2" draw:layer="layout" svg:width="2.54cm" svg:height="2.366cm" svg:x="33.083cm" svg:y="19.989cm">
            <draw:text-box>
              <text:p text:style-name="P3"><text:span text:style-name="T1">{Genera}</text:span></text:p>
              <text:p text:style-name="P3"><text:span text:style-name="T1">{Family}</text:span></text:p>
              <text:p text:style-name="P3"><text:span text:style-name="T1">{Order}</text:span></text:p>
              <text:p text:style-name="P3"><text:span text:style-name="T1">{Class}</text:span></text:p>
              <text:p text:style-name="P3"><text:span text:style-name="T1">{Phylum}</text:span></text:p>
              <text:p text:style-name="P3"><text:span text:style-name="T1">{Kingdom}</text:span></text:p>
            </draw:text-box>
          </draw:frame>
        </draw:g>
        <draw:polyline draw:style-name="gr4" draw:text-style-name="P2" draw:layer="layout" svg:width="1.588cm" svg:height="0.953cm" svg:x="31.496cm" svg:y="16.567cm" svg:viewBox="0 0 1589 954" draw:points="0,954 0,445 1589,445 1589,0">
          <text:p/>
        </draw:polyline>
        <draw:polyline draw:style-name="gr4" draw:text-style-name="P2" draw:layer="layout" svg:width="1.27cm" svg:height="0.953cm" svg:x="33.083cm" svg:y="16.567cm" svg:viewBox="0 0 1271 954" draw:points="1271,954 1271,445 0,445 0,0">
          <text:p/>
        </draw:polyline>
        <draw:line draw:style-name="gr4" draw:text-style-name="P2" draw:layer="layout" svg:x1="34.353cm" svg:y1="20.06cm" svg:x2="34.353cm" svg:y2="19.425cm">
          <text:p/>
        </draw:line>
        <draw:g>
          <draw:g>
            <draw:polygon draw:style-name="gr1" draw:text-style-name="P1" draw:layer="layout" svg:width="2.54cm" svg:height="1.905cm" svg:x="23.876cm" svg:y="26.427cm" svg:viewBox="0 0 2541 1906" draw:points="0,1906 2541,1906 2541,0 0,0">
              <text:p/>
            </draw:polygon>
            <draw:polygon draw:style-name="gr2" draw:text-style-name="P2" draw:layer="layout" svg:width="2.54cm" svg:height="1.905cm" svg:x="23.876cm" svg:y="26.427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3.876cm" svg:y="26.427cm">
            <draw:text-box>
              <text:p text:style-name="P3"><text:span text:style-name="T1">{GOFuncIDs}</text:span></text:p>
              <text:p text:style-name="P3"><text:span text:style-name="T1">{GOProcIDs}</text:span></text:p>
              <text:p text:style-name="P3"><text:span text:style-name="T1">{PFamIDs}</text:span></text:p>
              <text:p text:style-name="P3"><text:span text:style-name="T1">{TIGRFamIDs}</text:span></text:p>
            </draw:text-box>
          </draw:frame>
        </draw:g>
        <draw:g>
          <draw:g>
            <draw:polygon draw:style-name="gr1" draw:text-style-name="P1" draw:layer="layout" svg:width="2.54cm" svg:height="1.905cm" svg:x="23.558cm" svg:y="29.523cm" svg:viewBox="0 0 2541 1906" draw:points="0,1906 2541,1906 2541,0 0,0">
              <text:p/>
            </draw:polygon>
            <draw:polygon draw:style-name="gr2" draw:text-style-name="P2" draw:layer="layout" svg:width="2.54cm" svg:height="1.905cm" svg:x="23.558cm" svg:y="29.523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3.558cm" svg:y="29.523cm">
            <draw:text-box>
              <text:p text:style-name="P3"><text:span text:style-name="T1">Cumulative</text:span></text:p>
            </draw:text-box>
          </draw:frame>
        </draw:g>
        <draw:g>
          <draw:g>
            <draw:polygon draw:style-name="gr1" draw:text-style-name="P1" draw:layer="layout" svg:width="2.54cm" svg:height="1.905cm" svg:x="20.78cm" svg:y="29.523cm" svg:viewBox="0 0 2541 1906" draw:points="0,1906 2541,1906 2541,0 0,0">
              <text:p/>
            </draw:polygon>
            <draw:polygon draw:style-name="gr2" draw:text-style-name="P2" draw:layer="layout" svg:width="2.54cm" svg:height="1.905cm" svg:x="20.78cm" svg:y="29.523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0.78cm" svg:y="29.523cm">
            <draw:text-box>
              <text:p text:style-name="P3"><text:span text:style-name="T1">Distributive</text:span></text:p>
            </draw:text-box>
          </draw:frame>
        </draw:g>
        <draw:line draw:style-name="gr4" draw:text-style-name="P2" draw:layer="layout" svg:x1="25.146cm" svg:y1="26.427cm" svg:x2="25.146cm" svg:y2="25.157cm">
          <text:p/>
        </draw:line>
        <draw:g>
          <draw:g>
            <draw:polygon draw:style-name="gr1" draw:text-style-name="P1" draw:layer="layout" svg:width="2.54cm" svg:height="1.905cm" svg:x="19.272cm" svg:y="32.619cm" svg:viewBox="0 0 2541 1906" draw:points="0,1906 2541,1906 2541,0 0,0">
              <text:p/>
            </draw:polygon>
            <draw:polygon draw:style-name="gr2" draw:text-style-name="P2" draw:layer="layout" svg:width="2.54cm" svg:height="1.905cm" svg:x="19.272cm" svg:y="32.619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9.272cm" svg:y="32.619cm">
            <draw:text-box>
              <text:p text:style-name="P3"><text:span text:style-name="T1">Collapsed by Correlation</text:span></text:p>
            </draw:text-box>
          </draw:frame>
        </draw:g>
        <draw:g>
          <draw:g>
            <draw:polygon draw:style-name="gr1" draw:text-style-name="P1" draw:layer="layout" svg:width="2.54cm" svg:height="1.905cm" svg:x="19.272cm" svg:y="35.159cm" svg:viewBox="0 0 2541 1906" draw:points="0,1906 2541,1906 2541,0 0,0">
              <text:p/>
            </draw:polygon>
            <draw:polygon draw:style-name="gr2" draw:text-style-name="P2" draw:layer="layout" svg:width="2.54cm" svg:height="1.905cm" svg:x="19.272cm" svg:y="35.159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9.272cm" svg:y="35.159cm">
            <draw:text-box>
              <text:p text:style-name="P3"><text:span text:style-name="T1">Collapsed by Variation</text:span></text:p>
            </draw:text-box>
          </draw:frame>
        </draw:g>
        <draw:g>
          <draw:g>
            <draw:polygon draw:style-name="gr1" draw:text-style-name="P1" draw:layer="layout" svg:width="2.54cm" svg:height="1.905cm" svg:x="19.669cm" svg:y="8.312cm" svg:viewBox="0 0 2541 1906" draw:points="0,1906 2541,1906 2541,0 0,0">
              <text:p/>
            </draw:polygon>
            <draw:polygon draw:style-name="gr2" draw:text-style-name="P2" draw:layer="layout" svg:width="2.54cm" svg:height="1.905cm" svg:x="19.669cm" svg:y="8.312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9.669cm" svg:y="8.312cm">
            <draw:text-box>
              <text:p text:style-name="P3"><text:span text:style-name="T1">Group Files</text:span></text:p>
            </draw:text-box>
          </draw:frame>
        </draw:g>
        <draw:g>
          <draw:g>
            <draw:polygon draw:style-name="gr1" draw:text-style-name="P1" draw:layer="layout" svg:width="3.493cm" svg:height="1.905cm" svg:x="33.242cm" svg:y="11.011cm" svg:viewBox="0 0 3494 1906" draw:points="0,1906 3494,1906 3494,0 0,0">
              <text:p/>
            </draw:polygon>
            <draw:polygon draw:style-name="gr2" draw:text-style-name="P2" draw:layer="layout" svg:width="3.493cm" svg:height="1.905cm" svg:x="33.242cm" svg:y="11.011cm" svg:viewBox="0 0 3494 1906" draw:points="0,1906 3494,1906 3494,0 0,0">
              <text:p/>
            </draw:polygon>
          </draw:g>
          <draw:frame draw:style-name="gr3" draw:text-style-name="P2" draw:layer="layout" svg:width="3.493cm" svg:height="1.985cm" svg:x="33.242cm" svg:y="10.971cm">
            <draw:text-box>
              <text:p text:style-name="P3"><text:span text:style-name="T1">{</text:span><text:span text:style-name="T2">AllSamples</text:span><text:span text:style-name="T1">}</text:span></text:p>
              <text:p text:style-name="P3"><text:span text:style-name="T1">{NoControl}</text:span></text:p>
              <text:p text:style-name="P3"><text:span text:style-name="T1">{CollapsedReplicates}</text:span></text:p>
              <text:p text:style-name="P3"><text:span text:style-name="T1">{NoOutliers}</text:span></text:p>
              <text:p text:style-name="P3"><text:span text:style-name="T1">{[Group Subsets]}</text:span></text:p>
            </draw:text-box>
          </draw:frame>
        </draw:g>
        <draw:line draw:style-name="gr4" draw:text-style-name="P2" draw:layer="layout" svg:x1="34.988cm" svg:y1="11.011cm" svg:x2="34.988cm" svg:y2="10.257cm">
          <text:p/>
        </draw:line>
        <draw:polyline draw:style-name="gr4" draw:text-style-name="P2" draw:layer="layout" svg:width="5.08cm" svg:height="1.746cm" svg:x="29.908cm" svg:y="12.916cm" svg:viewBox="0 0 5081 1747" draw:points="0,1747 0,1112 5081,1112 5081,0">
          <text:p/>
        </draw:polyline>
        <draw:polyline draw:style-name="gr4" draw:text-style-name="P2" draw:layer="layout" svg:width="1.905cm" svg:height="1.746cm" svg:x="33.083cm" svg:y="12.916cm" svg:viewBox="0 0 1906 1747" draw:points="0,1747 0,1112 1906,1112 1906,0">
          <text:p/>
        </draw:polyline>
        <draw:g>
          <draw:g>
            <draw:polygon draw:style-name="gr1" draw:text-style-name="P1" draw:layer="layout" svg:width="2.064cm" svg:height="1.905cm" svg:x="42.608cm" svg:y="14.512cm" svg:viewBox="0 0 2065 1906" draw:points="0,1906 2065,1906 2065,0 0,0">
              <text:p/>
            </draw:polygon>
            <draw:polygon draw:style-name="gr2" draw:text-style-name="P2" draw:layer="layout" svg:width="2.064cm" svg:height="1.905cm" svg:x="42.608cm" svg:y="14.512cm" svg:viewBox="0 0 2065 1906" draw:points="0,1906 2065,1906 2065,0 0,0">
              <text:p/>
            </draw:polygon>
          </draw:g>
          <draw:frame draw:style-name="gr3" draw:text-style-name="P2" draw:layer="layout" svg:width="2.064cm" svg:height="1.905cm" svg:x="42.608cm" svg:y="14.512cm">
            <draw:text-box>
              <text:p text:style-name="P3"><text:span text:style-name="T2">Permanova</text:span></text:p>
            </draw:text-box>
          </draw:frame>
        </draw:g>
        <draw:g>
          <draw:g>
            <draw:polygon draw:style-name="gr1" draw:text-style-name="P1" draw:layer="layout" svg:width="1.905cm" svg:height="1.905cm" svg:x="44.989cm" svg:y="14.512cm" svg:viewBox="0 0 1906 1906" draw:points="0,1906 1906,1906 1906,0 0,0">
              <text:p/>
            </draw:polygon>
            <draw:polygon draw:style-name="gr2" draw:text-style-name="P2" draw:layer="layout" svg:width="1.905cm" svg:height="1.905cm" svg:x="44.989cm" svg:y="14.512cm" svg:viewBox="0 0 1906 1906" draw:points="0,1906 1906,1906 1906,0 0,0">
              <text:p/>
            </draw:polygon>
          </draw:g>
          <draw:frame draw:style-name="gr3" draw:text-style-name="P2" draw:layer="layout" svg:width="1.905cm" svg:height="1.905cm" svg:x="44.989cm" svg:y="14.512cm">
            <draw:text-box>
              <text:p text:style-name="P3"><text:span text:style-name="T2">MALR</text:span></text:p>
            </draw:text-box>
          </draw:frame>
        </draw:g>
        <draw:g>
          <draw:g>
            <draw:polygon draw:style-name="gr1" draw:text-style-name="P1" draw:layer="layout" svg:width="1.905cm" svg:height="1.905cm" svg:x="47.529cm" svg:y="14.512cm" svg:viewBox="0 0 1906 1906" draw:points="0,1906 1906,1906 1906,0 0,0">
              <text:p/>
            </draw:polygon>
            <draw:polygon draw:style-name="gr2" draw:text-style-name="P2" draw:layer="layout" svg:width="1.905cm" svg:height="1.905cm" svg:x="47.529cm" svg:y="14.512cm" svg:viewBox="0 0 1906 1906" draw:points="0,1906 1906,1906 1906,0 0,0">
              <text:p/>
            </draw:polygon>
          </draw:g>
          <draw:frame draw:style-name="gr3" draw:text-style-name="P2" draw:layer="layout" svg:width="1.905cm" svg:height="1.905cm" svg:x="47.529cm" svg:y="14.512cm">
            <draw:text-box>
              <text:p text:style-name="P3"><text:span text:style-name="T2">Diversity Regression</text:span></text:p>
            </draw:text-box>
          </draw:frame>
        </draw:g>
        <draw:g>
          <draw:g>
            <draw:polygon draw:style-name="gr1" draw:text-style-name="P1" draw:layer="layout" svg:width="2.54cm" svg:height="1.905cm" svg:x="25.622cm" svg:y="17.52cm" svg:viewBox="0 0 2541 1906" draw:points="0,1906 2541,1906 2541,0 0,0">
              <text:p/>
            </draw:polygon>
            <draw:polygon draw:style-name="gr2" draw:text-style-name="P2" draw:layer="layout" svg:width="2.54cm" svg:height="1.905cm" svg:x="25.622cm" svg:y="17.52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5.622cm" svg:y="17.52cm">
            <draw:text-box>
              <text:p text:style-name="P3"><text:span text:style-name="T1">{45},{60},{75},{90}</text:span></text:p>
              <text:p text:style-name="P3"><text:span text:style-name="T1">(Percent ID cutoffs)</text:span></text:p>
            </draw:text-box>
          </draw:frame>
        </draw:g>
        <draw:polyline draw:style-name="gr4" draw:text-style-name="P2" draw:layer="layout" svg:width="3.016cm" svg:height="0.953cm" svg:x="26.892cm" svg:y="16.567cm" svg:viewBox="0 0 3017 954" draw:points="0,954 0,445 3017,445 3017,0">
          <text:p/>
        </draw:polyline>
        <draw:g>
          <draw:g>
            <draw:polygon draw:style-name="gr1" draw:text-style-name="P1" draw:layer="layout" svg:width="2.54cm" svg:height="1.905cm" svg:x="35.782cm" svg:y="14.662cm" svg:viewBox="0 0 2541 1906" draw:points="0,1906 2541,1906 2541,0 0,0">
              <text:p/>
            </draw:polygon>
            <draw:polygon draw:style-name="gr2" draw:text-style-name="P2" draw:layer="layout" svg:width="2.54cm" svg:height="1.905cm" svg:x="35.782cm" svg:y="14.662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35.782cm" svg:y="14.662cm">
            <draw:text-box>
              <text:p text:style-name="P3"><text:span text:style-name="T1">Assembly or Cluster Based</text:span></text:p>
            </draw:text-box>
          </draw:frame>
        </draw:g>
        <draw:polyline draw:style-name="gr4" draw:text-style-name="P2" draw:layer="layout" svg:width="2.064cm" svg:height="1.746cm" svg:x="34.988cm" svg:y="12.916cm" svg:viewBox="0 0 2065 1747" draw:points="2065,1747 2065,1112 0,1112 0,0">
          <text:p/>
        </draw:polyline>
        <draw:g>
          <draw:g>
            <draw:polygon draw:style-name="gr1" draw:text-style-name="P1" draw:layer="layout" svg:width="1.905cm" svg:height="1.905cm" svg:x="42.688cm" svg:y="17.449cm" svg:viewBox="0 0 1906 1906" draw:points="0,1906 1906,1906 1906,0 0,0">
              <text:p/>
            </draw:polygon>
            <draw:polygon draw:style-name="gr2" draw:text-style-name="P2" draw:layer="layout" svg:width="1.905cm" svg:height="1.905cm" svg:x="42.688cm" svg:y="17.449cm" svg:viewBox="0 0 1906 1906" draw:points="0,1906 1906,1906 1906,0 0,0">
              <text:p/>
            </draw:polygon>
          </draw:g>
          <draw:frame draw:style-name="gr3" draw:text-style-name="P2" draw:layer="layout" svg:width="1.905cm" svg:height="1.905cm" svg:x="42.688cm" svg:y="17.449cm">
            <draw:text-box>
              <text:p text:style-name="P3"><text:span text:style-name="T1">{Version} or {Model}</text:span></text:p>
            </draw:text-box>
          </draw:frame>
        </draw:g>
        <draw:g>
          <draw:g>
            <draw:polygon draw:style-name="gr1" draw:text-style-name="P1" draw:layer="layout" svg:width="1.905cm" svg:height="1.905cm" svg:x="44.989cm" svg:y="17.449cm" svg:viewBox="0 0 1906 1906" draw:points="0,1906 1906,1906 1906,0 0,0">
              <text:p/>
            </draw:polygon>
            <draw:polygon draw:style-name="gr2" draw:text-style-name="P2" draw:layer="layout" svg:width="1.905cm" svg:height="1.905cm" svg:x="44.989cm" svg:y="17.449cm" svg:viewBox="0 0 1906 1906" draw:points="0,1906 1906,1906 1906,0 0,0">
              <text:p/>
            </draw:polygon>
          </draw:g>
          <draw:frame draw:style-name="gr3" draw:text-style-name="P2" draw:layer="layout" svg:width="1.905cm" svg:height="1.905cm" svg:x="44.989cm" svg:y="17.449cm">
            <draw:text-box>
              <text:p text:style-name="P3"><text:span text:style-name="T1">{Version} or {Model}</text:span></text:p>
            </draw:text-box>
          </draw:frame>
        </draw:g>
        <draw:g>
          <draw:g>
            <draw:polygon draw:style-name="gr1" draw:text-style-name="P1" draw:layer="layout" svg:width="1.905cm" svg:height="1.905cm" svg:x="47.529cm" svg:y="17.449cm" svg:viewBox="0 0 1906 1906" draw:points="0,1906 1906,1906 1906,0 0,0">
              <text:p/>
            </draw:polygon>
            <draw:polygon draw:style-name="gr2" draw:text-style-name="P2" draw:layer="layout" svg:width="1.905cm" svg:height="1.905cm" svg:x="47.529cm" svg:y="17.449cm" svg:viewBox="0 0 1906 1906" draw:points="0,1906 1906,1906 1906,0 0,0">
              <text:p/>
            </draw:polygon>
          </draw:g>
          <draw:frame draw:style-name="gr3" draw:text-style-name="P2" draw:layer="layout" svg:width="1.905cm" svg:height="1.905cm" svg:x="47.529cm" svg:y="17.449cm">
            <draw:text-box>
              <text:p text:style-name="P3"><text:span text:style-name="T1">{Version} or {Model}</text:span></text:p>
            </draw:text-box>
          </draw:frame>
        </draw:g>
        <draw:line draw:style-name="gr4" draw:text-style-name="P2" draw:layer="layout" svg:x1="43.64cm" svg:y1="17.448cm" svg:x2="43.64cm" svg:y2="16.417cm">
          <text:p/>
        </draw:line>
        <draw:line draw:style-name="gr4" draw:text-style-name="P2" draw:layer="layout" svg:x1="45.942cm" svg:y1="17.448cm" svg:x2="45.942cm" svg:y2="16.417cm">
          <text:p/>
        </draw:line>
        <draw:line draw:style-name="gr4" draw:text-style-name="P2" draw:layer="layout" svg:x1="48.482cm" svg:y1="17.448cm" svg:x2="48.482cm" svg:y2="16.417cm">
          <text:p/>
        </draw:line>
        <draw:polyline draw:style-name="gr4" draw:text-style-name="P2" draw:layer="layout" svg:width="1.508cm" svg:height="1.191cm" svg:x="20.542cm" svg:y="31.428cm" svg:viewBox="0 0 1509 1192" draw:points="0,1192 0,556 1509,556 1509,0">
          <text:p/>
        </draw:polyline>
        <draw:line draw:style-name="gr4" draw:text-style-name="P2" draw:layer="layout" svg:x1="20.542cm" svg:y1="35.159cm" svg:x2="20.542cm" svg:y2="34.524cm">
          <text:p/>
        </draw:line>
        <draw:g>
          <draw:g>
            <draw:polygon draw:style-name="gr1" draw:text-style-name="P1" draw:layer="layout" svg:width="2.54cm" svg:height="1.905cm" svg:x="11.969cm" svg:y="4.82cm" svg:viewBox="0 0 2541 1906" draw:points="0,1906 2541,1906 2541,0 0,0">
              <text:p/>
            </draw:polygon>
            <draw:polygon draw:style-name="gr2" draw:text-style-name="P2" draw:layer="layout" svg:width="2.54cm" svg:height="1.905cm" svg:x="11.969cm" svg:y="4.82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1.969cm" svg:y="4.82cm">
            <draw:text-box>
              <text:p text:style-name="P3"><text:span text:style-name="T1">Annotation</text:span></text:p>
            </draw:text-box>
          </draw:frame>
        </draw:g>
        <draw:polyline draw:style-name="gr4" draw:text-style-name="P2" draw:layer="layout" svg:width="13.335cm" svg:height="0.953cm" svg:x="13.239cm" svg:y="3.867cm" svg:viewBox="0 0 13336 954" draw:points="0,954 0,318 13336,318 13336,0">
          <text:p/>
        </draw:polyline>
        <draw:g>
          <draw:g>
            <draw:polygon draw:style-name="gr1" draw:text-style-name="P1" draw:layer="layout" svg:width="2.54cm" svg:height="1.905cm" svg:x="18.319cm" svg:y="4.86cm" svg:viewBox="0 0 2541 1906" draw:points="0,1906 2541,1906 2541,0 0,0">
              <text:p/>
            </draw:polygon>
            <draw:polygon draw:style-name="gr2" draw:text-style-name="P2" draw:layer="layout" svg:width="2.54cm" svg:height="1.905cm" svg:x="18.319cm" svg:y="4.86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8.319cm" svg:y="4.86cm">
            <draw:text-box>
              <text:p text:style-name="P3"><text:span text:style-name="T1">Mothur</text:span></text:p>
              <text:p text:style-name="P3"><text:span text:style-name="T1">(16S)</text:span></text:p>
            </draw:text-box>
          </draw:frame>
        </draw:g>
        <draw:polyline draw:style-name="gr4" draw:text-style-name="P2" draw:layer="layout" svg:width="6.985cm" svg:height="0.992cm" svg:x="19.589cm" svg:y="3.867cm" svg:viewBox="0 0 6986 993" draw:points="0,993 0,317 6986,317 6986,0">
          <text:p/>
        </draw:polyline>
        <draw:polyline draw:style-name="gr4" draw:text-style-name="P2" draw:layer="layout" svg:width="10.16cm" svg:height="0.953cm" svg:x="16.414cm" svg:y="3.867cm" svg:viewBox="0 0 10161 954" draw:points="0,954 0,318 10161,318 10161,0">
          <text:p/>
        </draw:polyline>
        <draw:g>
          <draw:g>
            <draw:polygon draw:style-name="gr1" draw:text-style-name="P1" draw:layer="layout" svg:width="2.54cm" svg:height="1.905cm" svg:x="36.417cm" svg:y="4.86cm" svg:viewBox="0 0 2541 1906" draw:points="0,1906 2541,1906 2541,0 0,0">
              <text:p/>
            </draw:polygon>
            <draw:polygon draw:style-name="gr2" draw:text-style-name="P2" draw:layer="layout" svg:width="2.54cm" svg:height="1.905cm" svg:x="36.417cm" svg:y="4.86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36.417cm" svg:y="4.86cm">
            <draw:text-box>
              <text:p text:style-name="P3"><text:span text:style-name="T1">Count-Based Analyses</text:span></text:p>
            </draw:text-box>
          </draw:frame>
        </draw:g>
        <draw:polyline draw:style-name="gr4" draw:text-style-name="P2" draw:layer="layout" svg:width="4.524cm" svg:height="1.588cm" svg:x="16.414cm" svg:y="6.725cm" svg:viewBox="0 0 4525 1589" draw:points="4525,1589 4525,953 0,953 0,0">
          <text:p/>
        </draw:polyline>
        <draw:polyline draw:style-name="gr4" draw:text-style-name="P2" draw:layer="layout" svg:width="1.667cm" svg:height="1.588cm" svg:x="16.414cm" svg:y="6.725cm" svg:viewBox="0 0 1668 1589" draw:points="1668,1589 1668,953 0,953 0,0">
          <text:p/>
        </draw:polyline>
        <draw:polyline draw:style-name="gr4" draw:text-style-name="P2" draw:layer="layout" svg:width="2.699cm" svg:height="1.588cm" svg:x="34.988cm" svg:y="6.765cm" svg:viewBox="0 0 2700 1589" draw:points="0,1589 0,1272 2700,1272 2700,0">
          <text:p/>
        </draw:polyline>
        <draw:g>
          <draw:g>
            <draw:polygon draw:style-name="gr1" draw:text-style-name="P1" draw:layer="layout" svg:width="3.016cm" svg:height="1.905cm" svg:x="42.132cm" svg:y="11.011cm" svg:viewBox="0 0 3017 1906" draw:points="0,1906 3017,1906 3017,0 0,0">
              <text:p/>
            </draw:polygon>
            <draw:polygon draw:style-name="gr2" draw:text-style-name="P2" draw:layer="layout" svg:width="3.016cm" svg:height="1.905cm" svg:x="42.132cm" svg:y="11.011cm" svg:viewBox="0 0 3017 1906" draw:points="0,1906 3017,1906 3017,0 0,0">
              <text:p/>
            </draw:polygon>
          </draw:g>
          <draw:frame draw:style-name="gr3" draw:text-style-name="P2" draw:layer="layout" svg:width="3.016cm" svg:height="2.747cm" svg:x="42.132cm" svg:y="10.59cm">
            <draw:text-box>
              <text:p text:style-name="P3"><text:span text:style-name="T1"/></text:p>
              <text:p text:style-name="P3"><text:span text:style-name="T1">{</text:span><text:span text:style-name="T2">AllSamples</text:span><text:span text:style-name="T1">}</text:span></text:p>
              <text:p text:style-name="P3"><text:span text:style-name="T1">{NoControl}</text:span></text:p>
              <text:p text:style-name="P3"><text:span text:style-name="T1">{CollapsedReplicates}</text:span></text:p>
              <text:p text:style-name="P3"><text:span text:style-name="T1">{No Outliers}</text:span></text:p>
              <text:p text:style-name="P3"><text:span text:style-name="T1">{[Group Subsets]}</text:span></text:p>
              <text:p text:style-name="P3"><text:span text:style-name="T1"/></text:p>
            </draw:text-box>
          </draw:frame>
        </draw:g>
        <draw:line draw:style-name="gr4" draw:text-style-name="P2" draw:layer="layout" svg:x1="43.64cm" svg:y1="14.512cm" svg:x2="43.64cm" svg:y2="12.916cm">
          <text:p/>
        </draw:line>
        <draw:polyline draw:style-name="gr4" draw:text-style-name="P2" draw:layer="layout" svg:width="2.302cm" svg:height="1.596cm" svg:x="43.64cm" svg:y="12.916cm" svg:viewBox="0 0 2303 1597" draw:points="2303,1597 2303,962 0,962 0,0">
          <text:p/>
        </draw:polyline>
        <draw:polyline draw:style-name="gr4" draw:text-style-name="P2" draw:layer="layout" svg:width="5.953cm" svg:height="1.444cm" svg:x="37.687cm" svg:y="6.639cm" svg:viewBox="0 0 5954 1445" draw:points="5954,1445 5954,1054 0,1054 0,0">
          <text:p/>
        </draw:polyline>
        <draw:g>
          <draw:g>
            <draw:polygon draw:style-name="gr1" draw:text-style-name="P1" draw:layer="layout" svg:width="2.54cm" svg:height="1.905cm" svg:x="24.273cm" svg:y="4.899cm" svg:viewBox="0 0 2541 1906" draw:points="0,1906 2541,1906 2541,0 0,0">
              <text:p/>
            </draw:polygon>
            <draw:polygon draw:style-name="gr2" draw:text-style-name="P2" draw:layer="layout" svg:width="2.54cm" svg:height="1.905cm" svg:x="24.273cm" svg:y="4.899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4.273cm" svg:y="4.899cm">
            <draw:text-box>
              <text:p text:style-name="P3"><text:span text:style-name="T1">Sequence-Based Analyses</text:span></text:p>
            </draw:text-box>
          </draw:frame>
        </draw:g>
        <draw:g>
          <draw:g>
            <draw:polygon draw:style-name="gr1" draw:text-style-name="P1" draw:layer="layout" svg:width="2.54cm" svg:height="1.905cm" svg:x="22.526cm" svg:y="8.352cm" svg:viewBox="0 0 2541 1906" draw:points="0,1906 2541,1906 2541,0 0,0">
              <text:p/>
            </draw:polygon>
            <draw:polygon draw:style-name="gr2" draw:text-style-name="P2" draw:layer="layout" svg:width="2.54cm" svg:height="1.905cm" svg:x="22.526cm" svg:y="8.352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2.526cm" svg:y="8.352cm">
            <draw:text-box>
              <text:p text:style-name="P3"><text:span text:style-name="T1">Fragment Recruitment</text:span></text:p>
            </draw:text-box>
          </draw:frame>
        </draw:g>
        <draw:polyline draw:style-name="gr4" draw:text-style-name="P2" draw:layer="layout" svg:width="1.746cm" svg:height="1.548cm" svg:x="23.796cm" svg:y="6.804cm" svg:viewBox="0 0 1747 1549" draw:points="0,1549 0,913 1747,913 1747,0">
          <text:p/>
        </draw:polyline>
        <draw:polyline draw:style-name="gr4" draw:text-style-name="P2" draw:layer="layout" svg:width="1.27cm" svg:height="1.548cm" svg:x="25.543cm" svg:y="6.804cm" svg:viewBox="0 0 1271 1549" draw:points="1271,1549 1271,913 0,913 0,0">
          <text:p/>
        </draw:polyline>
        <draw:g>
          <draw:g>
            <draw:polygon draw:style-name="gr1" draw:text-style-name="P1" draw:layer="layout" svg:width="2.54cm" svg:height="1.905cm" svg:x="25.543cm" svg:y="8.352cm" svg:viewBox="0 0 2541 1906" draw:points="0,1906 2541,1906 2541,0 0,0">
              <text:p/>
            </draw:polygon>
            <draw:polygon draw:style-name="gr2" draw:text-style-name="P2" draw:layer="layout" svg:width="2.54cm" svg:height="1.905cm" svg:x="25.543cm" svg:y="8.352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5.543cm" svg:y="8.352cm">
            <draw:text-box>
              <text:p text:style-name="P3"><text:span text:style-name="T1">Assemble</text:span></text:p>
            </draw:text-box>
          </draw:frame>
        </draw:g>
        <draw:polyline draw:style-name="gr4" draw:text-style-name="P2" draw:layer="layout" svg:width="1.032cm" svg:height="1.032cm" svg:x="25.543cm" svg:y="3.867cm" svg:viewBox="0 0 1033 1033" draw:points="0,1033 0,318 1033,318 1033,0">
          <text:p/>
        </draw:polyline>
        <draw:g>
          <draw:g>
            <draw:polygon draw:style-name="gr1" draw:text-style-name="P1" draw:layer="layout" svg:width="1.905cm" svg:height="1.905cm" svg:x="50.069cm" svg:y="14.512cm" svg:viewBox="0 0 1906 1906" draw:points="0,1906 1906,1906 1906,0 0,0">
              <text:p/>
            </draw:polygon>
            <draw:polygon draw:style-name="gr2" draw:text-style-name="P2" draw:layer="layout" svg:width="1.905cm" svg:height="1.905cm" svg:x="50.069cm" svg:y="14.512cm" svg:viewBox="0 0 1906 1906" draw:points="0,1906 1906,1906 1906,0 0,0">
              <text:p/>
            </draw:polygon>
          </draw:g>
          <draw:frame draw:style-name="gr3" draw:text-style-name="P2" draw:layer="layout" svg:width="1.905cm" svg:height="1.905cm" svg:x="50.069cm" svg:y="14.512cm">
            <draw:text-box>
              <text:p text:style-name="P3"><text:span text:style-name="T2">Corbata</text:span></text:p>
            </draw:text-box>
          </draw:frame>
        </draw:g>
        <draw:g>
          <draw:g>
            <draw:polygon draw:style-name="gr1" draw:text-style-name="P1" draw:layer="layout" svg:width="1.905cm" svg:height="1.905cm" svg:x="55.467cm" svg:y="14.512cm" svg:viewBox="0 0 1906 1906" draw:points="0,1906 1906,1906 1906,0 0,0">
              <text:p/>
            </draw:polygon>
            <draw:polygon draw:style-name="gr2" draw:text-style-name="P2" draw:layer="layout" svg:width="1.905cm" svg:height="1.905cm" svg:x="55.467cm" svg:y="14.512cm" svg:viewBox="0 0 1906 1906" draw:points="0,1906 1906,1906 1906,0 0,0">
              <text:p/>
            </draw:polygon>
          </draw:g>
          <draw:frame draw:style-name="gr3" draw:text-style-name="P2" draw:layer="layout" svg:width="1.905cm" svg:height="1.905cm" svg:x="55.467cm" svg:y="14.512cm">
            <draw:text-box>
              <text:p text:style-name="P3"><text:span text:style-name="T2">Rank Abundance / Pie Charts</text:span></text:p>
            </draw:text-box>
          </draw:frame>
        </draw:g>
        <draw:polyline draw:style-name="gr4" draw:text-style-name="P2" draw:layer="layout" svg:width="7.382cm" svg:height="1.596cm" svg:x="43.64cm" svg:y="12.916cm" svg:viewBox="0 0 7383 1597" draw:points="7383,1597 7383,962 0,962 0,0">
          <text:p/>
        </draw:polyline>
        <draw:polyline draw:style-name="gr4" draw:text-style-name="P2" draw:layer="layout" svg:width="12.779cm" svg:height="1.596cm" svg:x="43.64cm" svg:y="12.916cm" svg:viewBox="0 0 12780 1597" draw:points="12780,1597 12780,962 0,962 0,0">
          <text:p/>
        </draw:polyline>
        <draw:polyline draw:style-name="gr4" draw:text-style-name="P2" draw:layer="layout" svg:width="4.842cm" svg:height="1.596cm" svg:x="43.64cm" svg:y="12.916cm" svg:viewBox="0 0 4843 1597" draw:points="4843,1597 4843,962 0,962 0,0">
          <text:p/>
        </draw:polyline>
        <draw:g>
          <draw:g>
            <draw:polygon draw:style-name="gr1" draw:text-style-name="P1" draw:layer="layout" svg:width="1.905cm" svg:height="1.905cm" svg:x="50.069cm" svg:y="17.449cm" svg:viewBox="0 0 1906 1906" draw:points="0,1906 1906,1906 1906,0 0,0">
              <text:p/>
            </draw:polygon>
            <draw:polygon draw:style-name="gr2" draw:text-style-name="P2" draw:layer="layout" svg:width="1.905cm" svg:height="1.905cm" svg:x="50.069cm" svg:y="17.449cm" svg:viewBox="0 0 1906 1906" draw:points="0,1906 1906,1906 1906,0 0,0">
              <text:p/>
            </draw:polygon>
          </draw:g>
          <draw:frame draw:style-name="gr3" draw:text-style-name="P2" draw:layer="layout" svg:width="1.905cm" svg:height="1.905cm" svg:x="50.069cm" svg:y="17.449cm">
            <draw:text-box>
              <text:p text:style-name="P3"><text:span text:style-name="T1">Core Analyses</text:span></text:p>
            </draw:text-box>
          </draw:frame>
        </draw:g>
        <draw:g>
          <draw:g>
            <draw:polygon draw:style-name="gr1" draw:text-style-name="P1" draw:layer="layout" svg:width="2.223cm" svg:height="1.905cm" svg:x="52.609cm" svg:y="17.449cm" svg:viewBox="0 0 2224 1906" draw:points="0,1906 2224,1906 2224,0 0,0">
              <text:p/>
            </draw:polygon>
            <draw:polygon draw:style-name="gr2" draw:text-style-name="P2" draw:layer="layout" svg:width="2.223cm" svg:height="1.905cm" svg:x="52.609cm" svg:y="17.449cm" svg:viewBox="0 0 2224 1906" draw:points="0,1906 2224,1906 2224,0 0,0">
              <text:p/>
            </draw:polygon>
          </draw:g>
          <draw:frame draw:style-name="gr3" draw:text-style-name="P2" draw:layer="layout" svg:width="2.223cm" svg:height="1.905cm" svg:x="52.609cm" svg:y="17.449cm">
            <draw:text-box>
              <text:p text:style-name="P3"><text:span text:style-name="T2">Core Comparisions</text:span></text:p>
            </draw:text-box>
          </draw:frame>
        </draw:g>
        <draw:line draw:style-name="gr4" draw:text-style-name="P2" draw:layer="layout" svg:x1="51.022cm" svg:y1="17.448cm" svg:x2="51.022cm" svg:y2="16.417cm">
          <text:p/>
        </draw:line>
        <draw:polyline draw:style-name="gr4" draw:text-style-name="P2" draw:layer="layout" svg:width="2.699cm" svg:height="1.032cm" svg:x="51.022cm" svg:y="16.417cm" svg:viewBox="0 0 2700 1033" draw:points="2700,1033 2700,397 0,397 0,0">
          <text:p/>
        </draw:polyline>
        <draw:g>
          <draw:g>
            <draw:polygon draw:style-name="gr1" draw:text-style-name="P1" draw:layer="layout" svg:width="2.54cm" svg:height="1.905cm" svg:x="10.461cm" svg:y="8.312cm" svg:viewBox="0 0 2541 1906" draw:points="0,1906 2541,1906 2541,0 0,0">
              <text:p/>
            </draw:polygon>
            <draw:polygon draw:style-name="gr2" draw:text-style-name="P2" draw:layer="layout" svg:width="2.54cm" svg:height="1.905cm" svg:x="10.461cm" svg:y="8.312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0.461cm" svg:y="8.312cm">
            <draw:text-box>
              <text:p text:style-name="P3"><text:span text:style-name="T1">Sequences passing QC (.fasta}</text:span></text:p>
            </draw:text-box>
          </draw:frame>
        </draw:g>
        <draw:polyline draw:style-name="gr4" draw:text-style-name="P2" draw:layer="layout" svg:width="1.349cm" svg:height="1.588cm" svg:x="10.382cm" svg:y="6.725cm" svg:viewBox="0 0 1350 1589" draw:points="1350,1589 1350,953 0,953 0,0">
          <text:p/>
        </draw:polyline>
        <draw:g>
          <draw:g>
            <draw:polygon draw:style-name="gr1" draw:text-style-name="P1" draw:layer="layout" svg:width="2.54cm" svg:height="1.905cm" svg:x="7.524cm" svg:y="8.312cm" svg:viewBox="0 0 2541 1906" draw:points="0,1906 2541,1906 2541,0 0,0">
              <text:p/>
            </draw:polygon>
            <draw:polygon draw:style-name="gr2" draw:text-style-name="P2" draw:layer="layout" svg:width="2.54cm" svg:height="1.905cm" svg:x="7.524cm" svg:y="8.312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7.524cm" svg:y="8.312cm">
            <draw:text-box>
              <text:p text:style-name="P3"><text:span text:style-name="T1">Deconvolved Sequences (.fasta}, etc.</text:span></text:p>
            </draw:text-box>
          </draw:frame>
        </draw:g>
        <draw:polyline draw:style-name="gr4" draw:text-style-name="P2" draw:layer="layout" svg:width="1.588cm" svg:height="1.588cm" svg:x="8.794cm" svg:y="6.725cm" svg:viewBox="0 0 1589 1589" draw:points="0,1589 0,953 1589,953 1589,0">
          <text:p/>
        </draw:polyline>
        <draw:g>
          <draw:g>
            <draw:polygon draw:style-name="gr1" draw:text-style-name="P1" draw:layer="layout" svg:width="2.54cm" svg:height="1.905cm" svg:x="22.526cm" svg:y="10.892cm" svg:viewBox="0 0 2541 1906" draw:points="0,1906 2541,1906 2541,0 0,0">
              <text:p/>
            </draw:polygon>
            <draw:polygon draw:style-name="gr2" draw:text-style-name="P2" draw:layer="layout" svg:width="2.54cm" svg:height="1.905cm" svg:x="22.526cm" svg:y="10.892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2.526cm" svg:y="10.892cm">
            <draw:text-box>
              <text:p text:style-name="P3"><text:span text:style-name="T1">{Organisms}</text:span></text:p>
            </draw:text-box>
          </draw:frame>
        </draw:g>
        <draw:line draw:style-name="gr4" draw:text-style-name="P2" draw:layer="layout" svg:x1="23.796cm" svg:y1="10.892cm" svg:x2="23.796cm" svg:y2="10.257cm">
          <text:p/>
        </draw:line>
        <draw:g>
          <draw:g>
            <draw:polygon draw:style-name="gr1" draw:text-style-name="P1" draw:layer="layout" svg:width="2.54cm" svg:height="1.905cm" svg:x="19.431cm" svg:y="13.71cm" svg:viewBox="0 0 2541 1906" draw:points="0,1906 2541,1906 2541,0 0,0">
              <text:p/>
            </draw:polygon>
            <draw:polygon draw:style-name="gr2" draw:text-style-name="P2" draw:layer="layout" svg:width="2.54cm" svg:height="1.905cm" svg:x="19.431cm" svg:y="13.71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9.431cm" svg:y="13.71cm">
            <draw:text-box>
              <text:p text:style-name="P3"><text:span text:style-name="T1">BLAST Results</text:span></text:p>
            </draw:text-box>
          </draw:frame>
        </draw:g>
        <draw:polyline draw:style-name="gr4" draw:text-style-name="P2" draw:layer="layout" svg:width="3.096cm" svg:height="0.913cm" svg:x="20.701cm" svg:y="12.797cm" svg:viewBox="0 0 3097 914" draw:points="0,914 0,405 3097,405 3097,0">
          <text:p/>
        </draw:polyline>
        <draw:g>
          <draw:g>
            <draw:polygon draw:style-name="gr1" draw:text-style-name="P1" draw:layer="layout" svg:width="2.54cm" svg:height="1.905cm" svg:x="16.573cm" svg:y="13.71cm" svg:viewBox="0 0 2541 1906" draw:points="0,1906 2541,1906 2541,0 0,0">
              <text:p/>
            </draw:polygon>
            <draw:polygon draw:style-name="gr2" draw:text-style-name="P2" draw:layer="layout" svg:width="2.54cm" svg:height="1.905cm" svg:x="16.573cm" svg:y="13.71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6.573cm" svg:y="13.71cm">
            <draw:text-box>
              <text:p text:style-name="P3"><text:span text:style-name="T1">References Genome (.fasta)</text:span></text:p>
            </draw:text-box>
          </draw:frame>
        </draw:g>
        <draw:polyline draw:style-name="gr4" draw:text-style-name="P2" draw:layer="layout" svg:width="5.953cm" svg:height="0.913cm" svg:x="17.843cm" svg:y="12.797cm" svg:viewBox="0 0 5954 914" draw:points="0,914 0,405 5954,405 5954,0">
          <text:p/>
        </draw:polyline>
        <draw:g>
          <draw:g>
            <draw:polygon draw:style-name="gr1" draw:text-style-name="P1" draw:layer="layout" svg:width="2.54cm" svg:height="1.905cm" svg:x="22.526cm" svg:y="13.71cm" svg:viewBox="0 0 2541 1906" draw:points="0,1906 2541,1906 2541,0 0,0">
              <text:p/>
            </draw:polygon>
            <draw:polygon draw:style-name="gr2" draw:text-style-name="P2" draw:layer="layout" svg:width="2.54cm" svg:height="1.905cm" svg:x="22.526cm" svg:y="13.71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2.526cm" svg:y="13.71cm">
            <draw:text-box>
              <text:p text:style-name="P3"><text:span text:style-name="T1">FR Plots (.pdf)</text:span></text:p>
            </draw:text-box>
          </draw:frame>
        </draw:g>
        <draw:line draw:style-name="gr4" draw:text-style-name="P2" draw:layer="layout" svg:x1="23.796cm" svg:y1="13.709cm" svg:x2="23.796cm" svg:y2="12.797cm">
          <text:p/>
        </draw:line>
        <draw:g>
          <draw:g>
            <draw:polygon draw:style-name="gr1" draw:text-style-name="P1" draw:layer="layout" svg:width="2.54cm" svg:height="1.905cm" svg:x="25.543cm" svg:y="10.892cm" svg:viewBox="0 0 2541 1906" draw:points="0,1906 2541,1906 2541,0 0,0">
              <text:p/>
            </draw:polygon>
            <draw:polygon draw:style-name="gr2" draw:text-style-name="P2" draw:layer="layout" svg:width="2.54cm" svg:height="1.905cm" svg:x="25.543cm" svg:y="10.892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5.543cm" svg:y="10.892cm">
            <draw:text-box>
              <text:p text:style-name="P3"><text:span text:style-name="T1">Cluster</text:span></text:p>
            </draw:text-box>
          </draw:frame>
        </draw:g>
        <draw:line draw:style-name="gr4" draw:text-style-name="P2" draw:layer="layout" svg:x1="26.813cm" svg:y1="10.892cm" svg:x2="26.813cm" svg:y2="10.257cm">
          <text:p/>
        </draw:line>
        <draw:g>
          <draw:g>
            <draw:polygon draw:style-name="gr1" draw:text-style-name="P1" draw:layer="layout" svg:width="2.54cm" svg:height="1.905cm" svg:x="11.969cm" svg:y="11.845cm" svg:viewBox="0 0 2541 1906" draw:points="0,1906 2541,1906 2541,0 0,0">
              <text:p/>
            </draw:polygon>
            <draw:polygon draw:style-name="gr2" draw:text-style-name="P2" draw:layer="layout" svg:width="2.54cm" svg:height="1.905cm" svg:x="11.969cm" svg:y="11.845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1.969cm" svg:y="11.845cm">
            <draw:text-box>
              <text:p text:style-name="P3"><text:span text:style-name="T1">{Percent ID Cutoffs}</text:span></text:p>
            </draw:text-box>
          </draw:frame>
        </draw:g>
        <draw:line draw:style-name="gr4" draw:text-style-name="P2" draw:layer="layout" svg:x1="13.239cm" svg:y1="11.844cm" svg:x2="13.239cm" svg:y2="6.725cm">
          <text:p/>
        </draw:line>
        <draw:g>
          <draw:g>
            <draw:polygon draw:style-name="gr1" draw:text-style-name="P1" draw:layer="layout" svg:width="2.54cm" svg:height="1.905cm" svg:x="6.889cm" svg:y="14.662cm" svg:viewBox="0 0 2541 1906" draw:points="0,1906 2541,1906 2541,0 0,0">
              <text:p/>
            </draw:polygon>
            <draw:polygon draw:style-name="gr2" draw:text-style-name="P2" draw:layer="layout" svg:width="2.54cm" svg:height="1.905cm" svg:x="6.889cm" svg:y="14.662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6.889cm" svg:y="14.662cm">
            <draw:text-box>
              <text:p text:style-name="P3"><text:span text:style-name="T1">Functional</text:span></text:p>
            </draw:text-box>
          </draw:frame>
        </draw:g>
        <draw:g>
          <draw:g>
            <draw:polygon draw:style-name="gr1" draw:text-style-name="P1" draw:layer="layout" svg:width="2.54cm" svg:height="1.905cm" svg:x="9.747cm" svg:y="14.662cm" svg:viewBox="0 0 2541 1906" draw:points="0,1906 2541,1906 2541,0 0,0">
              <text:p/>
            </draw:polygon>
            <draw:polygon draw:style-name="gr2" draw:text-style-name="P2" draw:layer="layout" svg:width="2.54cm" svg:height="1.905cm" svg:x="9.747cm" svg:y="14.662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9.747cm" svg:y="14.662cm">
            <draw:text-box>
              <text:p text:style-name="P3"><text:span text:style-name="T1">Taxonomic</text:span></text:p>
            </draw:text-box>
          </draw:frame>
        </draw:g>
        <draw:polyline draw:style-name="gr4" draw:text-style-name="P2" draw:layer="layout" svg:width="2.223cm" svg:height="0.913cm" svg:x="11.017cm" svg:y="13.75cm" svg:viewBox="0 0 2224 914" draw:points="0,914 0,318 2224,318 2224,0">
          <text:p/>
        </draw:polyline>
        <draw:polyline draw:style-name="gr4" draw:text-style-name="P2" draw:layer="layout" svg:width="5.08cm" svg:height="0.913cm" svg:x="8.159cm" svg:y="13.75cm" svg:viewBox="0 0 5081 914" draw:points="0,914 0,318 5081,318 5081,0">
          <text:p/>
        </draw:polyline>
        <draw:g>
          <draw:g>
            <draw:polygon draw:style-name="gr1" draw:text-style-name="P1" draw:layer="layout" svg:width="2.54cm" svg:height="1.905cm" svg:x="6.889cm" svg:y="17.52cm" svg:viewBox="0 0 2541 1906" draw:points="0,1906 2541,1906 2541,0 0,0">
              <text:p/>
            </draw:polygon>
            <draw:polygon draw:style-name="gr2" draw:text-style-name="P2" draw:layer="layout" svg:width="2.54cm" svg:height="1.905cm" svg:x="6.889cm" svg:y="17.52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6.889cm" svg:y="17.52cm">
            <draw:text-box>
              <text:p text:style-name="P3"><text:span text:style-name="T1">ECIDs</text:span></text:p>
            </draw:text-box>
          </draw:frame>
        </draw:g>
        <draw:line draw:style-name="gr4" draw:text-style-name="P2" draw:layer="layout" svg:x1="8.159cm" svg:y1="17.519cm" svg:x2="8.159cm" svg:y2="16.567cm">
          <text:p/>
        </draw:line>
        <draw:g>
          <draw:g>
            <draw:polygon draw:style-name="gr1" draw:text-style-name="P1" draw:layer="layout" svg:width="2.54cm" svg:height="1.905cm" svg:x="6.889cm" svg:y="20.219cm" svg:viewBox="0 0 2541 1906" draw:points="0,1906 2541,1906 2541,0 0,0">
              <text:p/>
            </draw:polygon>
            <draw:polygon draw:style-name="gr2" draw:text-style-name="P2" draw:layer="layout" svg:width="2.54cm" svg:height="1.905cm" svg:x="6.889cm" svg:y="20.219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6.889cm" svg:y="20.219cm">
            <draw:text-box>
              <text:p text:style-name="P3"><text:span text:style-name="T1">MetaCyc Pathways</text:span></text:p>
            </draw:text-box>
          </draw:frame>
        </draw:g>
        <draw:line draw:style-name="gr4" draw:text-style-name="P2" draw:layer="layout" svg:x1="8.159cm" svg:y1="20.218cm" svg:x2="8.159cm" svg:y2="19.425cm">
          <text:p/>
        </draw:line>
        <draw:g>
          <draw:g>
            <draw:polygon draw:style-name="gr1" draw:text-style-name="P1" draw:layer="layout" svg:width="2.54cm" svg:height="1.905cm" svg:x="9.747cm" svg:y="17.52cm" svg:viewBox="0 0 2541 1906" draw:points="0,1906 2541,1906 2541,0 0,0">
              <text:p/>
            </draw:polygon>
            <draw:polygon draw:style-name="gr2" draw:text-style-name="P2" draw:layer="layout" svg:width="2.54cm" svg:height="1.905cm" svg:x="9.747cm" svg:y="17.52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9.747cm" svg:y="17.52cm">
            <draw:text-box>
              <text:p text:style-name="P3"><text:span text:style-name="T1">{GOFuncIDs}</text:span></text:p>
              <text:p text:style-name="P3"><text:span text:style-name="T1">{GOProcIDs}</text:span></text:p>
              <text:p text:style-name="P3"><text:span text:style-name="T1">{PFamIDs}</text:span></text:p>
              <text:p text:style-name="P3"><text:span text:style-name="T1">{TIGRFamIDs}</text:span></text:p>
            </draw:text-box>
          </draw:frame>
        </draw:g>
        <draw:polyline draw:style-name="gr4" draw:text-style-name="P2" draw:layer="layout" svg:width="2.858cm" svg:height="0.953cm" svg:x="8.159cm" svg:y="16.567cm" svg:viewBox="0 0 2859 954" draw:points="2859,954 2859,445 0,445 0,0">
          <text:p/>
        </draw:polyline>
        <draw:g>
          <draw:g>
            <draw:polygon draw:style-name="gr1" draw:text-style-name="P1" draw:layer="layout" svg:width="2.54cm" svg:height="2.223cm" svg:x="26.892cm" svg:y="26.269cm" svg:viewBox="0 0 2541 2224" draw:points="0,2224 2541,2224 2541,0 0,0">
              <text:p/>
            </draw:polygon>
            <draw:polygon draw:style-name="gr2" draw:text-style-name="P2" draw:layer="layout" svg:width="2.54cm" svg:height="2.223cm" svg:x="26.892cm" svg:y="26.269cm" svg:viewBox="0 0 2541 2224" draw:points="0,2224 2541,2224 2541,0 0,0">
              <text:p/>
            </draw:polygon>
          </draw:g>
          <draw:frame draw:style-name="gr5" draw:text-style-name="P2" draw:layer="layout" svg:width="2.54cm" svg:height="2.366cm" svg:x="26.892cm" svg:y="26.198cm">
            <draw:text-box>
              <text:p text:style-name="P3"><text:span text:style-name="T1">{Genera}</text:span></text:p>
              <text:p text:style-name="P3"><text:span text:style-name="T1">{Family}</text:span></text:p>
              <text:p text:style-name="P3"><text:span text:style-name="T1">{Order}</text:span></text:p>
              <text:p text:style-name="P3"><text:span text:style-name="T1">{Class}</text:span></text:p>
              <text:p text:style-name="P3"><text:span text:style-name="T1">{Phylum}</text:span></text:p>
              <text:p text:style-name="P3"><text:span text:style-name="T1">{Kingdom}</text:span></text:p>
            </draw:text-box>
          </draw:frame>
        </draw:g>
        <draw:line draw:style-name="gr4" draw:text-style-name="P2" draw:layer="layout" svg:x1="28.162cm" svg:y1="26.268cm" svg:x2="28.162cm" svg:y2="25.157cm">
          <text:p/>
        </draw:line>
        <draw:g>
          <draw:g>
            <draw:polygon draw:style-name="gr1" draw:text-style-name="P1" draw:layer="layout" svg:width="2.54cm" svg:height="1.905cm" svg:x="21.098cm" svg:y="26.427cm" svg:viewBox="0 0 2541 1906" draw:points="0,1906 2541,1906 2541,0 0,0">
              <text:p/>
            </draw:polygon>
            <draw:polygon draw:style-name="gr2" draw:text-style-name="P2" draw:layer="layout" svg:width="2.54cm" svg:height="1.905cm" svg:x="21.098cm" svg:y="26.427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1.098cm" svg:y="26.427cm">
            <draw:text-box>
              <text:p text:style-name="P3"><text:span text:style-name="T1">ECIDs</text:span></text:p>
            </draw:text-box>
          </draw:frame>
        </draw:g>
        <draw:polyline draw:style-name="gr4" draw:text-style-name="P2" draw:layer="layout" svg:width="2.461cm" svg:height="1.191cm" svg:x="22.368cm" svg:y="28.332cm" svg:viewBox="0 0 2462 1192" draw:points="2462,1192 2462,556 0,556 0,0">
          <text:p/>
        </draw:polyline>
        <draw:polyline draw:style-name="gr4" draw:text-style-name="P2" draw:layer="layout" svg:width="0.318cm" svg:height="1.191cm" svg:x="22.05cm" svg:y="28.332cm" svg:viewBox="0 0 319 1192" draw:points="0,1192 0,556 319,556 319,0">
          <text:p/>
        </draw:polyline>
        <draw:polyline draw:style-name="gr4" draw:text-style-name="P2" draw:layer="layout" svg:width="2.778cm" svg:height="1.27cm" svg:x="22.368cm" svg:y="25.157cm" svg:viewBox="0 0 2779 1271" draw:points="0,1271 0,635 2779,635 2779,0">
          <text:p/>
        </draw:polyline>
        <draw:g>
          <draw:g>
            <draw:polygon draw:style-name="gr1" draw:text-style-name="P1" draw:layer="layout" svg:width="2.54cm" svg:height="1.905cm" svg:x="22.288cm" svg:y="32.619cm" svg:viewBox="0 0 2541 1906" draw:points="0,1906 2541,1906 2541,0 0,0">
              <text:p/>
            </draw:polygon>
            <draw:polygon draw:style-name="gr2" draw:text-style-name="P2" draw:layer="layout" svg:width="2.54cm" svg:height="1.905cm" svg:x="22.288cm" svg:y="32.619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2.288cm" svg:y="32.619cm">
            <draw:text-box>
              <text:p text:style-name="P3"><text:span text:style-name="T1">MetaCyc Pathways</text:span></text:p>
            </draw:text-box>
          </draw:frame>
        </draw:g>
        <draw:polyline draw:style-name="gr4" draw:text-style-name="P2" draw:layer="layout" svg:width="1.508cm" svg:height="1.191cm" svg:x="22.05cm" svg:y="31.428cm" svg:viewBox="0 0 1509 1192" draw:points="1509,1192 1509,556 0,556 0,0">
          <text:p/>
        </draw:polyline>
        <draw:g>
          <draw:g>
            <draw:polygon draw:style-name="gr1" draw:text-style-name="P1" draw:layer="layout" svg:width="1.905cm" svg:height="1.905cm" svg:x="52.768cm" svg:y="14.512cm" svg:viewBox="0 0 1906 1906" draw:points="0,1906 1906,1906 1906,0 0,0">
              <text:p/>
            </draw:polygon>
            <draw:polygon draw:style-name="gr2" draw:text-style-name="P2" draw:layer="layout" svg:width="1.905cm" svg:height="1.905cm" svg:x="52.768cm" svg:y="14.512cm" svg:viewBox="0 0 1906 1906" draw:points="0,1906 1906,1906 1906,0 0,0">
              <text:p/>
            </draw:polygon>
          </draw:g>
          <draw:frame draw:style-name="gr3" draw:text-style-name="P2" draw:layer="layout" svg:width="1.905cm" svg:height="1.905cm" svg:x="52.768cm" svg:y="14.512cm">
            <draw:text-box>
              <text:p text:style-name="P3"><text:span text:style-name="T2">...</text:span></text:p>
            </draw:text-box>
          </draw:frame>
        </draw:g>
        <draw:polyline draw:style-name="gr4" draw:text-style-name="P2" draw:layer="layout" svg:width="10.081cm" svg:height="1.596cm" svg:x="43.64cm" svg:y="12.916cm" svg:viewBox="0 0 10082 1597" draw:points="10082,1597 10082,962 0,962 0,0">
          <text:p/>
        </draw:polyline>
        <draw:g>
          <draw:g>
            <draw:polygon draw:style-name="gr1" draw:text-style-name="P1" draw:layer="layout" svg:width="1.905cm" svg:height="1.905cm" svg:x="50.069cm" svg:y="20.069cm" svg:viewBox="0 0 1906 1906" draw:points="0,1906 1906,1906 1906,0 0,0">
              <text:p/>
            </draw:polygon>
            <draw:polygon draw:style-name="gr2" draw:text-style-name="P2" draw:layer="layout" svg:width="1.905cm" svg:height="1.905cm" svg:x="50.069cm" svg:y="20.069cm" svg:viewBox="0 0 1906 1906" draw:points="0,1906 1906,1906 1906,0 0,0">
              <text:p/>
            </draw:polygon>
          </draw:g>
          <draw:frame draw:style-name="gr3" draw:text-style-name="P2" draw:layer="layout" svg:width="1.905cm" svg:height="1.905cm" svg:x="50.069cm" svg:y="20.069cm">
            <draw:text-box>
              <text:p text:style-name="P3"><text:span text:style-name="T1">{Ub/Ab Cutoffs}</text:span></text:p>
            </draw:text-box>
          </draw:frame>
        </draw:g>
        <draw:line draw:style-name="gr4" draw:text-style-name="P2" draw:layer="layout" svg:x1="51.022cm" svg:y1="20.068cm" svg:x2="51.022cm" svg:y2="19.354cm">
          <text:p/>
        </draw:line>
        <draw:frame draw:style-name="gr6" draw:text-style-name="P2" draw:layer="layout" svg:width="13.511cm" svg:height="4.119cm" svg:x="43.243cm" svg:y="2.915cm">
          <draw:text-box>
            <text:p text:style-name="P3"><text:span text:style-name="T3">Metagenomics Data Relationships</text:span></text:p>
          </draw:text-box>
        </draw:frame>
        <draw:g>
          <draw:g>
            <draw:polygon draw:style-name="gr1" draw:text-style-name="P1" draw:layer="layout" svg:width="2.54cm" svg:height="2.549cm" svg:x="22.288cm" svg:y="35.159cm" svg:viewBox="0 0 2541 2550" draw:points="0,2550 2541,2550 2541,0 0,0">
              <text:p/>
            </draw:polygon>
            <draw:polygon draw:style-name="gr2" draw:text-style-name="P2" draw:layer="layout" svg:width="2.54cm" svg:height="2.549cm" svg:x="22.288cm" svg:y="35.159cm" svg:viewBox="0 0 2541 2550" draw:points="0,2550 2541,2550 2541,0 0,0">
              <text:p/>
            </draw:polygon>
          </draw:g>
          <draw:frame draw:style-name="gr7" draw:text-style-name="P2" draw:layer="layout" svg:width="2.54cm" svg:height="2.747cm" svg:x="22.288cm" svg:y="35.06cm">
            <draw:text-box>
              <text:p text:style-name="P3"><text:span text:style-name="T1">{Activation/..}</text:span></text:p>
              <text:p text:style-name="P3"><text:span text:style-name="T1">{Biosynthesis}</text:span></text:p>
              <text:p text:style-name="P3"><text:span text:style-name="T1">{Degradation/..}</text:span></text:p>
              <text:p text:style-name="P3"><text:span text:style-name="T1">{Detox}</text:span></text:p>
              <text:p text:style-name="P3"><text:span text:style-name="T1">{Signal transduction}</text:span></text:p>
              <text:p text:style-name="P3"><text:span text:style-name="T1">{…}</text:span></text:p>
            </draw:text-box>
          </draw:frame>
        </draw:g>
        <draw:line draw:style-name="gr4" draw:text-style-name="P2" draw:layer="layout" svg:x1="23.558cm" svg:y1="35.159cm" svg:x2="23.558cm" svg:y2="34.524cm">
          <text:p/>
        </draw:line>
        <draw:g>
          <draw:g>
            <draw:polygon draw:style-name="gr1" draw:text-style-name="P1" draw:layer="layout" svg:width="2.54cm" svg:height="1.905cm" svg:x="28.638cm" svg:y="8.352cm" svg:viewBox="0 0 2541 1906" draw:points="0,1906 2541,1906 2541,0 0,0">
              <text:p/>
            </draw:polygon>
            <draw:polygon draw:style-name="gr2" draw:text-style-name="P2" draw:layer="layout" svg:width="2.54cm" svg:height="1.905cm" svg:x="28.638cm" svg:y="8.352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8.638cm" svg:y="8.352cm">
            <draw:text-box>
              <text:p text:style-name="P3"><text:span text:style-name="T1">Genes-Based Clustering</text:span></text:p>
            </draw:text-box>
          </draw:frame>
        </draw:g>
        <draw:polyline draw:style-name="gr4" draw:text-style-name="P2" draw:layer="layout" svg:width="4.366cm" svg:height="1.548cm" svg:x="25.543cm" svg:y="6.804cm" svg:viewBox="0 0 4367 1549" draw:points="4367,1549 4367,913 0,913 0,0">
          <text:p/>
        </draw:polyline>
        <draw:g>
          <draw:g>
            <draw:polygon draw:style-name="gr1" draw:text-style-name="P1" draw:layer="layout" svg:width="2.54cm" svg:height="1.905cm" svg:x="36.258cm" svg:y="17.52cm" svg:viewBox="0 0 2541 1906" draw:points="0,1906 2541,1906 2541,0 0,0">
              <text:p/>
            </draw:polygon>
            <draw:polygon draw:style-name="gr2" draw:text-style-name="P2" draw:layer="layout" svg:width="2.54cm" svg:height="1.905cm" svg:x="36.258cm" svg:y="17.52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36.258cm" svg:y="17.52cm">
            <draw:text-box>
              <text:p text:style-name="P3"><text:span text:style-name="T1">Pre-Assembled Top Clusters</text:span></text:p>
            </draw:text-box>
          </draw:frame>
        </draw:g>
        <draw:g>
          <draw:g>
            <draw:polygon draw:style-name="gr1" draw:text-style-name="P1" draw:layer="layout" svg:width="2.54cm" svg:height="1.905cm" svg:x="39.195cm" svg:y="17.52cm" svg:viewBox="0 0 2541 1906" draw:points="0,1906 2541,1906 2541,0 0,0">
              <text:p/>
            </draw:polygon>
            <draw:polygon draw:style-name="gr2" draw:text-style-name="P2" draw:layer="layout" svg:width="2.54cm" svg:height="1.905cm" svg:x="39.195cm" svg:y="17.52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39.195cm" svg:y="17.52cm">
            <draw:text-box>
              <text:p text:style-name="P3"><text:span text:style-name="T1">Genes-Based Clustering</text:span></text:p>
            </draw:text-box>
          </draw:frame>
        </draw:g>
        <draw:polyline draw:style-name="gr4" draw:text-style-name="P2" draw:layer="layout" svg:width="0.476cm" svg:height="0.953cm" svg:x="37.052cm" svg:y="16.567cm" svg:viewBox="0 0 477 954" draw:points="477,954 477,445 0,445 0,0">
          <text:p/>
        </draw:polyline>
        <draw:polyline draw:style-name="gr4" draw:text-style-name="P2" draw:layer="layout" svg:width="3.413cm" svg:height="0.953cm" svg:x="37.052cm" svg:y="16.567cm" svg:viewBox="0 0 3414 954" draw:points="3414,954 3414,445 0,445 0,0">
          <text:p/>
        </draw:polyline>
        <draw:g>
          <draw:g>
            <draw:polygon draw:style-name="gr1" draw:text-style-name="P1" draw:layer="layout" svg:width="1.905cm" svg:height="1.905cm" svg:x="52.768cm" svg:y="20.069cm" svg:viewBox="0 0 1906 1906" draw:points="0,1906 1906,1906 1906,0 0,0">
              <text:p/>
            </draw:polygon>
            <draw:polygon draw:style-name="gr2" draw:text-style-name="P2" draw:layer="layout" svg:width="1.905cm" svg:height="1.905cm" svg:x="52.768cm" svg:y="20.069cm" svg:viewBox="0 0 1906 1906" draw:points="0,1906 1906,1906 1906,0 0,0">
              <text:p/>
            </draw:polygon>
          </draw:g>
          <draw:frame draw:style-name="gr3" draw:text-style-name="P2" draw:layer="layout" svg:width="1.905cm" svg:height="1.905cm" svg:x="52.768cm" svg:y="20.069cm">
            <draw:text-box>
              <text:p text:style-name="P3"><text:span text:style-name="T1">{Group Subsets}</text:span></text:p>
            </draw:text-box>
          </draw:frame>
        </draw:g>
        <draw:line draw:style-name="gr4" draw:text-style-name="P2" draw:layer="layout" svg:x1="53.721cm" svg:y1="20.068cm" svg:x2="53.721cm" svg:y2="19.354cm">
          <text:p/>
        </draw:line>
        <draw:g>
          <draw:g>
            <draw:polygon draw:style-name="gr1" draw:text-style-name="P1" draw:layer="layout" svg:width="3.016cm" svg:height="2.176cm" svg:x="42.132cm" svg:y="8.209cm" svg:viewBox="0 0 3017 2177" draw:points="0,2177 3017,2177 3017,0 0,0">
              <text:p/>
            </draw:polygon>
            <draw:polygon draw:style-name="gr2" draw:text-style-name="P2" draw:layer="layout" svg:width="3.016cm" svg:height="2.176cm" svg:x="42.132cm" svg:y="8.209cm" svg:viewBox="0 0 3017 2177" draw:points="0,2177 3017,2177 3017,0 0,0">
              <text:p/>
            </draw:polygon>
          </draw:g>
          <draw:frame draw:style-name="gr8" draw:text-style-name="P2" draw:layer="layout" svg:width="3.016cm" svg:height="2.176cm" svg:x="42.132cm" svg:y="8.209cm">
            <draw:text-box>
              <text:p text:style-name="P3"><text:span text:style-name="T1">Analyses</text:span></text:p>
            </draw:text-box>
          </draw:frame>
        </draw:g>
        <draw:line draw:style-name="gr4" draw:text-style-name="P2" draw:layer="layout" svg:x1="43.64cm" svg:y1="10.385cm" svg:x2="43.64cm" svg:y2="11.011cm">
          <text:p/>
        </draw:line>
        <draw:g>
          <draw:g>
            <draw:polygon draw:style-name="gr1" draw:text-style-name="P1" draw:layer="layout" svg:width="2.54cm" svg:height="1.905cm" svg:x="27.209cm" svg:y="29.523cm" svg:viewBox="0 0 2541 1906" draw:points="0,1906 2541,1906 2541,0 0,0">
              <text:p/>
            </draw:polygon>
            <draw:polygon draw:style-name="gr2" draw:text-style-name="P2" draw:layer="layout" svg:width="2.54cm" svg:height="1.905cm" svg:x="27.209cm" svg:y="29.523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27.209cm" svg:y="29.523cm">
            <draw:text-box>
              <text:p text:style-name="P3"><text:span text:style-name="T1">Function Specific Subsets</text:span></text:p>
            </draw:text-box>
          </draw:frame>
        </draw:g>
        <draw:polyline draw:style-name="gr4" draw:text-style-name="P2" draw:layer="layout" svg:width="3.334cm" svg:height="1.191cm" svg:x="25.146cm" svg:y="28.332cm" svg:viewBox="0 0 3335 1192" draw:points="3335,1192 3335,556 0,556 0,0">
          <text:p/>
        </draw:polyline>
        <draw:frame draw:style-name="gr3" draw:text-style-name="P2" draw:layer="layout" svg:width="7.302cm" svg:height="3.369cm" svg:x="47.371cm" svg:y="8.565cm">
          <draw:text-box>
            <text:p text:style-name="P3"><text:span text:style-name="T4">All the analyses are performed per grouping of samples. <text:s/>Thus, if a new alternative grouping is desired (e.g. without outliers), prior analyses are unchanged. <text:s/>Furthermore, if a collaborator is only interested in one grouping, it is easy to extract out and provide analyses performed only on that grouping.</text:span></text:p>
          </draw:text-box>
        </draw:frame>
        <draw:g>
          <draw:g>
            <draw:polygon draw:style-name="gr1" draw:text-style-name="P1" draw:layer="layout" svg:width="2.54cm" svg:height="2.121cm" svg:x="25.622cm" svg:y="20.003cm" svg:viewBox="0 0 2541 2122" draw:points="0,2122 2541,2122 2541,0 0,0">
              <text:p/>
            </draw:polygon>
            <draw:polygon draw:style-name="gr2" draw:text-style-name="P2" draw:layer="layout" svg:width="2.54cm" svg:height="2.121cm" svg:x="25.622cm" svg:y="20.003cm" svg:viewBox="0 0 2541 2122" draw:points="0,2122 2541,2122 2541,0 0,0">
              <text:p/>
            </draw:polygon>
          </draw:g>
          <draw:frame draw:style-name="gr9" draw:text-style-name="P2" draw:layer="layout" svg:width="2.54cm" svg:height="2.366cm" svg:x="25.622cm" svg:y="19.881cm">
            <draw:text-box>
              <text:p text:style-name="P3"><text:span text:style-name="T1">{All}</text:span></text:p>
              <text:p text:style-name="P3"><text:span text:style-name="T1">{Eukaryota}</text:span></text:p>
              <text:p text:style-name="P3"><text:span text:style-name="T1">{Fungi}</text:span></text:p>
              <text:p text:style-name="P3"><text:span text:style-name="T1">{Archaea}</text:span></text:p>
              <text:p text:style-name="P3"><text:span text:style-name="T1">(Taxonomic Subsets)</text:span></text:p>
            </draw:text-box>
          </draw:frame>
        </draw:g>
        <draw:line draw:style-name="gr4" draw:text-style-name="P2" draw:layer="layout" svg:x1="26.892cm" svg:y1="20.002cm" svg:x2="26.892cm" svg:y2="19.425cm">
          <text:p/>
        </draw:line>
        <draw:g>
          <draw:g>
            <draw:polygon draw:style-name="gr1" draw:text-style-name="P1" draw:layer="layout" svg:width="2.54cm" svg:height="1.905cm" svg:x="19.844cm" svg:y="17.542cm" svg:viewBox="0 0 2541 1906" draw:points="0,1906 2541,1906 2541,0 0,0">
              <text:p/>
            </draw:polygon>
            <draw:polygon draw:style-name="gr2" draw:text-style-name="P2" draw:layer="layout" svg:width="2.54cm" svg:height="1.905cm" svg:x="19.844cm" svg:y="17.542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9.844cm" svg:y="17.542cm">
            <draw:text-box>
              <text:p text:style-name="P3"><text:span text:style-name="T1">K-mers</text:span></text:p>
              <text:p text:style-name="P3"><text:span text:style-name="T1">(Unannotated)</text:span></text:p>
            </draw:text-box>
          </draw:frame>
        </draw:g>
        <draw:g>
          <draw:g>
            <draw:polygon draw:style-name="gr1" draw:text-style-name="P1" draw:layer="layout" svg:width="2.54cm" svg:height="1.905cm" svg:x="19.828cm" svg:y="20.32cm" svg:viewBox="0 0 2541 1906" draw:points="0,1906 2541,1906 2541,0 0,0">
              <text:p/>
            </draw:polygon>
            <draw:polygon draw:style-name="gr2" draw:text-style-name="P2" draw:layer="layout" svg:width="2.54cm" svg:height="1.905cm" svg:x="19.828cm" svg:y="20.32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9.828cm" svg:y="20.32cm">
            <draw:text-box>
              <text:p text:style-name="P3"><text:span text:style-name="T1">Collapsed by Correlation</text:span></text:p>
            </draw:text-box>
          </draw:frame>
        </draw:g>
        <draw:g>
          <draw:g>
            <draw:polygon draw:style-name="gr1" draw:text-style-name="P1" draw:layer="layout" svg:width="2.54cm" svg:height="1.905cm" svg:x="19.828cm" svg:y="22.86cm" svg:viewBox="0 0 2541 1906" draw:points="0,1906 2541,1906 2541,0 0,0">
              <text:p/>
            </draw:polygon>
            <draw:polygon draw:style-name="gr2" draw:text-style-name="P2" draw:layer="layout" svg:width="2.54cm" svg:height="1.905cm" svg:x="19.828cm" svg:y="22.86cm" svg:viewBox="0 0 2541 1906" draw:points="0,1906 2541,1906 2541,0 0,0">
              <text:p/>
            </draw:polygon>
          </draw:g>
          <draw:frame draw:style-name="gr3" draw:text-style-name="P2" draw:layer="layout" svg:width="2.54cm" svg:height="1.905cm" svg:x="19.828cm" svg:y="22.86cm">
            <draw:text-box>
              <text:p text:style-name="P3"><text:span text:style-name="T1">Collapsed by Variation</text:span></text:p>
            </draw:text-box>
          </draw:frame>
        </draw:g>
        <draw:line draw:style-name="gr4" draw:text-style-name="P2" draw:layer="layout" svg:x1="21.098cm" svg:y1="22.86cm" svg:x2="21.098cm" svg:y2="22.225cm">
          <text:p/>
        </draw:line>
        <draw:polyline draw:style-name="gr4" draw:text-style-name="P2" draw:layer="layout" svg:width="0.016cm" svg:height="0.873cm" svg:x="21.098cm" svg:y="19.447cm" svg:viewBox="0 0 17 874" draw:points="0,874 0,365 17,365 17,0">
          <text:p/>
        </draw:polyline>
        <draw:polyline draw:style-name="gr4" draw:text-style-name="P2" draw:layer="layout" svg:width="8.794cm" svg:height="0.975cm" svg:x="21.114cm" svg:y="16.567cm" svg:viewBox="0 0 8795 976" draw:points="0,976 0,467 8795,467 8795,0">
          <text:p/>
        </draw:polyline>
        <draw:g>
          <draw:g>
            <draw:path draw:style-name="gr1" draw:text-style-name="P1" draw:layer="layout" svg:width="1.905cm" svg:height="1.905cm" svg:x="42.704cm" svg:y="20.406cm" svg:viewBox="0 0 1906 1906" svg:d="M0 953c0-175 40-324 128-476 87-152 197-261 348-349 152-88 302-128 477-128s325 40 476 128c152 88 262 197 349 349 88 152 128 301 128 476 0 176-40 325-128 477-87 152-197 261-348 349-152 88-302 127-477 127s-325-39-476-127c-152-88-262-197-349-349-88-152-128-301-128-477z">
              <text:p/>
            </draw:path>
            <draw:path draw:style-name="gr2" draw:text-style-name="P2" draw:layer="layout" svg:width="1.905cm" svg:height="1.905cm" svg:x="42.704cm" svg:y="20.406cm" svg:viewBox="0 0 1906 1906" svg:d="M0 953c0-175 40-324 128-476 87-152 197-261 348-349 152-88 302-128 477-128s325 40 476 128c152 88 262 197 349 349 88 152 128 301 128 476 0 176-40 325-128 477-87 152-197 261-348 349-152 88-302 127-477 127s-325-39-476-127c-152-88-262-197-349-349-88-152-128-301-128-477z">
              <text:p/>
            </draw:path>
          </draw:g>
          <draw:frame draw:style-name="gr3" draw:text-style-name="P2" draw:layer="layout" svg:width="1.905cm" svg:height="1.905cm" svg:x="42.704cm" svg:y="20.406cm">
            <draw:text-box>
              <text:p text:style-name="P3"><text:span text:style-name="T5">“</text:span><text:span text:style-name="T5">Cloned” Summary Table Hierarchy for {Group} attached below...</text:span></text:p>
            </draw:text-box>
          </draw:frame>
        </draw:g>
        <draw:polyline draw:style-name="gr4" draw:text-style-name="P2" draw:layer="layout" svg:width="0.016cm" svg:height="1.052cm" svg:x="43.64cm" svg:y="19.354cm" svg:viewBox="0 0 17 1053" draw:points="17,1053 17,417 0,417 0,0">
          <text:p/>
        </draw:polyline>
        <draw:g>
          <draw:g>
            <draw:path draw:style-name="gr1" draw:text-style-name="P1" draw:layer="layout" svg:width="1.905cm" svg:height="1.905cm" svg:x="44.989cm" svg:y="20.406cm" svg:viewBox="0 0 1906 1906" svg:d="M0 953c0-175 40-324 128-476 87-152 197-261 348-349 152-88 302-128 477-128s325 40 476 128c152 88 262 197 349 349 88 152 128 301 128 476 0 176-40 325-128 477-87 152-197 261-348 349-152 88-302 127-477 127s-325-39-476-127c-152-88-262-197-349-349-88-152-128-301-128-477z">
              <text:p/>
            </draw:path>
            <draw:path draw:style-name="gr2" draw:text-style-name="P2" draw:layer="layout" svg:width="1.905cm" svg:height="1.905cm" svg:x="44.989cm" svg:y="20.406cm" svg:viewBox="0 0 1906 1906" svg:d="M0 953c0-175 40-324 128-476 87-152 197-261 348-349 152-88 302-128 477-128s325 40 476 128c152 88 262 197 349 349 88 152 128 301 128 476 0 176-40 325-128 477-87 152-197 261-348 349-152 88-302 127-477 127s-325-39-476-127c-152-88-262-197-349-349-88-152-128-301-128-477z">
              <text:p/>
            </draw:path>
          </draw:g>
          <draw:frame draw:style-name="gr3" draw:text-style-name="P2" draw:layer="layout" svg:width="1.905cm" svg:height="1.905cm" svg:x="44.989cm" svg:y="20.406cm">
            <draw:text-box>
              <text:p text:style-name="P3"><text:span text:style-name="T5">“</text:span><text:span text:style-name="T5">Cloned” Summary Table Hierarchy for {Group} attached below...</text:span></text:p>
            </draw:text-box>
          </draw:frame>
        </draw:g>
        <draw:g>
          <draw:g>
            <draw:path draw:style-name="gr1" draw:text-style-name="P1" draw:layer="layout" svg:width="1.905cm" svg:height="1.905cm" svg:x="47.546cm" svg:y="20.406cm" svg:viewBox="0 0 1906 1906" svg:d="M0 953c0-175 40-324 128-476 87-152 197-261 348-349 152-88 302-128 477-128s325 40 476 128c152 88 262 197 349 349 88 152 128 301 128 476 0 176-40 325-128 477-87 152-197 261-348 349-152 88-302 127-477 127s-325-39-476-127c-152-88-262-197-349-349-88-152-128-301-128-477z">
              <text:p/>
            </draw:path>
            <draw:path draw:style-name="gr2" draw:text-style-name="P2" draw:layer="layout" svg:width="1.905cm" svg:height="1.905cm" svg:x="47.546cm" svg:y="20.406cm" svg:viewBox="0 0 1906 1906" svg:d="M0 953c0-175 40-324 128-476 87-152 197-261 348-349 152-88 302-128 477-128s325 40 476 128c152 88 262 197 349 349 88 152 128 301 128 476 0 176-40 325-128 477-87 152-197 261-348 349-152 88-302 127-477 127s-325-39-476-127c-152-88-262-197-349-349-88-152-128-301-128-477z">
              <text:p/>
            </draw:path>
          </draw:g>
          <draw:frame draw:style-name="gr3" draw:text-style-name="P2" draw:layer="layout" svg:width="1.905cm" svg:height="1.905cm" svg:x="47.546cm" svg:y="20.406cm">
            <draw:text-box>
              <text:p text:style-name="P3"><text:span text:style-name="T5">“</text:span><text:span text:style-name="T5">Cloned” Summary Table Hierarchy for {Group} attached below...</text:span></text:p>
            </draw:text-box>
          </draw:frame>
        </draw:g>
        <draw:g>
          <draw:g>
            <draw:path draw:style-name="gr1" draw:text-style-name="P1" draw:layer="layout" svg:width="1.905cm" svg:height="1.905cm" svg:x="50.069cm" svg:y="22.543cm" svg:viewBox="0 0 1906 1906" svg:d="M0 953c0-175 40-324 128-476 87-152 197-261 348-349 152-88 302-128 477-128s325 40 476 128c152 88 262 197 349 349 88 152 128 301 128 476 0 176-40 325-128 477-87 152-197 261-348 349-152 88-302 127-477 127s-325-39-476-127c-152-88-262-197-349-349-88-152-128-301-128-477z">
              <text:p/>
            </draw:path>
            <draw:path draw:style-name="gr2" draw:text-style-name="P2" draw:layer="layout" svg:width="1.905cm" svg:height="1.905cm" svg:x="50.069cm" svg:y="22.543cm" svg:viewBox="0 0 1906 1906" svg:d="M0 953c0-175 40-324 128-476 87-152 197-261 348-349 152-88 302-128 477-128s325 40 476 128c152 88 262 197 349 349 88 152 128 301 128 476 0 176-40 325-128 477-87 152-197 261-348 349-152 88-302 127-477 127s-325-39-476-127c-152-88-262-197-349-349-88-152-128-301-128-477z">
              <text:p/>
            </draw:path>
          </draw:g>
          <draw:frame draw:style-name="gr3" draw:text-style-name="P2" draw:layer="layout" svg:width="1.905cm" svg:height="1.905cm" svg:x="50.069cm" svg:y="22.543cm">
            <draw:text-box>
              <text:p text:style-name="P3"><text:span text:style-name="T5">“</text:span><text:span text:style-name="T5">Cloned” Summary Table Hierarchy for {Group} attached below...</text:span></text:p>
            </draw:text-box>
          </draw:frame>
        </draw:g>
        <draw:g>
          <draw:g>
            <draw:path draw:style-name="gr1" draw:text-style-name="P1" draw:layer="layout" svg:width="1.905cm" svg:height="1.907cm" svg:x="52.768cm" svg:y="22.543cm" svg:viewBox="0 0 1906 1908" svg:d="M0 954c0-176 40-325 128-477 87-152 197-261 348-349 152-88 302-128 477-128s325 40 476 128c152 88 262 197 349 349 88 152 128 301 128 477 0 176-40 325-128 477-87 152-197 261-348 349-152 88-302 128-477 128s-325-40-476-128c-152-88-262-197-349-349-88-152-128-301-128-477z">
              <text:p/>
            </draw:path>
            <draw:path draw:style-name="gr2" draw:text-style-name="P2" draw:layer="layout" svg:width="1.905cm" svg:height="1.907cm" svg:x="52.768cm" svg:y="22.543cm" svg:viewBox="0 0 1906 1908" svg:d="M0 954c0-176 40-325 128-477 87-152 197-261 348-349 152-88 302-128 477-128s325 40 476 128c152 88 262 197 349 349 88 152 128 301 128 477 0 176-40 325-128 477-87 152-197 261-348 349-152 88-302 128-477 128s-325-40-476-128c-152-88-262-197-349-349-88-152-128-301-128-477z">
              <text:p/>
            </draw:path>
          </draw:g>
          <draw:frame draw:style-name="gr3" draw:text-style-name="P2" draw:layer="layout" svg:width="1.905cm" svg:height="1.905cm" svg:x="52.768cm" svg:y="22.543cm">
            <draw:text-box>
              <text:p text:style-name="P3"><text:span text:style-name="T5">“</text:span><text:span text:style-name="T5">Cloned” Summary Table Hierarchy for {Group} attached below...</text:span></text:p>
            </draw:text-box>
          </draw:frame>
        </draw:g>
        <draw:g>
          <draw:g>
            <draw:path draw:style-name="gr1" draw:text-style-name="P1" draw:layer="layout" svg:width="1.905cm" svg:height="1.907cm" svg:x="55.467cm" svg:y="17.145cm" svg:viewBox="0 0 1906 1908" svg:d="M0 954c0-176 40-325 128-477 87-152 197-261 348-349 152-88 302-128 477-128s325 40 476 128c152 88 262 197 349 349 88 152 128 301 128 477 0 176-40 325-128 477-87 152-197 261-348 349-152 88-302 128-477 128s-325-40-476-128c-152-88-262-197-349-349-88-152-128-301-128-477z">
              <text:p/>
            </draw:path>
            <draw:path draw:style-name="gr2" draw:text-style-name="P2" draw:layer="layout" svg:width="1.905cm" svg:height="1.907cm" svg:x="55.467cm" svg:y="17.145cm" svg:viewBox="0 0 1906 1908" svg:d="M0 954c0-176 40-325 128-477 87-152 197-261 348-349 152-88 302-128 477-128s325 40 476 128c152 88 262 197 349 349 88 152 128 301 128 477 0 176-40 325-128 477-87 152-197 261-348 349-152 88-302 128-477 128s-325-40-476-128c-152-88-262-197-349-349-88-152-128-301-128-477z">
              <text:p/>
            </draw:path>
          </draw:g>
          <draw:frame draw:style-name="gr3" draw:text-style-name="P2" draw:layer="layout" svg:width="1.905cm" svg:height="1.905cm" svg:x="55.467cm" svg:y="17.145cm">
            <draw:text-box>
              <text:p text:style-name="P3"><text:span text:style-name="T5">“</text:span><text:span text:style-name="T5">Cloned” Summary Table Hierarchy for {Group} attached below...</text:span></text:p>
            </draw:text-box>
          </draw:frame>
        </draw:g>
        <draw:line draw:style-name="gr4" draw:text-style-name="P2" draw:layer="layout" svg:x1="45.942cm" svg:y1="20.405cm" svg:x2="45.942cm" svg:y2="19.354cm">
          <text:p/>
        </draw:line>
        <draw:polyline draw:style-name="gr4" draw:text-style-name="P2" draw:layer="layout" svg:width="0.016cm" svg:height="1.052cm" svg:x="48.482cm" svg:y="19.354cm" svg:viewBox="0 0 17 1053" draw:points="17,1053 17,417 0,417 0,0">
          <text:p/>
        </draw:polyline>
        <draw:line draw:style-name="gr4" draw:text-style-name="P2" draw:layer="layout" svg:x1="51.022cm" svg:y1="22.542cm" svg:x2="51.022cm" svg:y2="21.974cm">
          <text:p/>
        </draw:line>
        <draw:line draw:style-name="gr4" draw:text-style-name="P2" draw:layer="layout" svg:x1="53.721cm" svg:y1="22.542cm" svg:x2="53.721cm" svg:y2="21.974cm">
          <text:p/>
        </draw:line>
        <draw:line draw:style-name="gr4" draw:text-style-name="P2" draw:layer="layout" svg:x1="56.419cm" svg:y1="17.144cm" svg:x2="56.419cm" svg:y2="16.4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3.5cm" fo:page-height="40.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8-03T00:40:25.328298746</dc:date>
    <meta:creation-date>2015-05-22T18:05:09Z</meta:creation-date>
    <meta:initial-creator>Li, Kelvin</meta:initial-creator>
    <meta:generator>LibreOffice/5.1.4.2$Linux_X86_64 LibreOffice_project/10m0$Build-2</meta:generator>
    <meta:editing-duration>PT37S</meta:editing-duration>
    <meta:editing-cycles>1</meta:editing-cycles>
    <meta:document-statistic meta:object-count="446"/>
    <meta:template xlink:type="simple" xlink:actuate="onRequest" xlink:title="BASFLO_U.VST" xlink:href=""/>
  </office:meta>
</office:document-meta>
</file>